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2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4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49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48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middle" fo:background-color="#FFFFFF" style:cell-protect="none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21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22" style:family="table-cell" style:parent-style-name="Default" style:data-style-name="N49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48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 fo:background-color="transparent" style:cell-protect="none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4510416666667cm" style:use-optimal-column-width="true"/>
    </style:style>
    <style:style style:name="co2" style:family="table-column">
      <style:table-column-properties fo:break-before="auto" style:column-width="8.38729166666667cm" style:use-optimal-column-width="true"/>
    </style:style>
    <style:style style:name="co3" style:family="table-column">
      <style:table-column-properties fo:break-before="auto" style:column-width="7.19666666666667cm" style:use-optimal-column-width="true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56645833333333cm" style:use-optimal-column-width="true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4.55083333333333cm"/>
    </style:style>
    <style:style style:name="co12" style:family="table-column">
      <style:table-column-properties fo:break-before="auto" style:column-width="5.18583333333333cm" style:use-optimal-column-width="true"/>
    </style:style>
    <style:style style:name="co13" style:family="table-column">
      <style:table-column-properties fo:break-before="auto" style:column-width="7.96395833333333cm" style:use-optimal-column-width="true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3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3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3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38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1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43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</style:style>
    <style:style style:name="ce5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54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X12]));ISBLANK([.Y12])))" style:apply-style-name="cf1" style:base-cell-address="Data_sheet.Y12"/>
    </style:style>
    <style:style style:name="ce5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Y12]));ISBLANK([.X12])))" style:apply-style-name="cf1" style:base-cell-address="Data_sheet.X12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4]));ISBLANK([.B4])))" style:apply-style-name="cf1" style:base-cell-address="Data_sheet.B4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4]));ISBLANK([.C4])))" style:apply-style-name="cf1" style:base-cell-address="Data_sheet.C4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</style:style>
    <style:style style:name="ce6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</style:style>
    <style:style style:name="ce6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of:cell-content-is-decimal-number() and cell-content()&gt;0">
          <table:help-message table:display="true"/>
          <table:error-message table:display="true"/>
        </table:content-validation>
        <table:content-validation table:name="val3" table:condition="of: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7" table:default-cell-style-name="ce26"/>
        <table:table-column table:style-name="co5" table:default-cell-style-name="ce26"/>
        <table:table-column table:style-name="co8" table:default-cell-style-name="ce26"/>
        <table:table-column table:style-name="co5" table:default-cell-style-name="ce26"/>
        <table:table-column table:style-name="co8" table:default-cell-style-name="ce26"/>
        <table:table-column table:style-name="co5" table:default-cell-style-name="ce26"/>
        <table:table-column table:style-name="co9" table:number-columns-repeated="10" table:default-cell-style-name="ce26"/>
        <table:table-column table:style-name="co4" table:number-columns-repeated="2" table:default-cell-style-name="ce2"/>
        <table:table-column table:style-name="co10" table:number-columns-repeated="7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43" table:default-cell-style-name="ce2"/>
        <table:table-row table:style-name="ro1">
          <table:table-cell office:value-type="string" table:number-columns-spanned="1" table:number-rows-spanned="3" table:content-validation-name="val1" table:style-name="ce27">
            <text:p>Organisation name</text:p>
          </table:table-cell>
          <table:table-cell office:value-type="string" table:number-columns-spanned="1" table:number-rows-spanned="3" table:content-validation-name="val1" table:style-name="ce27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2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2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2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27">
            <text:p>Grand Total paybill/staffing (payroll and non-payroll) costs</text:p>
          </table:table-cell>
          <table:table-cell office:value-type="string" table:number-columns-spanned="1" table:number-rows-spanned="3" table:content-validation-name="val1" table:style-name="ce27">
            <text:p>Comments and note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27">
            <text:p>Admin officers/admin assistants</text:p>
          </table:table-cell>
          <table:covered-table-cell/>
          <table:table-cell office:value-type="string" table:number-columns-spanned="2" table:number-rows-spanned="1" table:style-name="ce27">
            <text:p>Executive Officers</text:p>
          </table:table-cell>
          <table:covered-table-cell/>
          <table:table-cell office:value-type="string" table:number-columns-spanned="2" table:number-rows-spanned="1" table:style-name="ce2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27">
            <text:p>Grade 6/7</text:p>
          </table:table-cell>
          <table:covered-table-cell/>
          <table:table-cell office:value-type="string" table:number-columns-spanned="2" table:number-rows-spanned="1" table:style-name="ce27">
            <text:p>Senior Civil Service</text:p>
          </table:table-cell>
          <table:covered-table-cell/>
          <table:table-cell office:value-type="string" table:number-columns-spanned="2" table:number-rows-spanned="1" table:style-name="ce2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2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8">
            <text:p>Interim managers</text:p>
          </table:table-cell>
          <table:covered-table-cell/>
          <table:table-cell office:value-type="string" table:number-columns-spanned="2" table:number-rows-spanned="1" table:style-name="ce28">
            <text:p>Specialist Contractors</text:p>
          </table:table-cell>
          <table:covered-table-cell/>
          <table:table-cell office:value-type="string" table:number-columns-spanned="2" table:number-rows-spanned="1" table:style-name="ce28">
            <text:p>Consultants/consultancy</text:p>
          </table:table-cell>
          <table:covered-table-cell/>
          <table:table-cell office:value-type="string" table:number-columns-spanned="2" table:number-rows-spanned="1" table:style-name="ce2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7">
            <text:p>Salary</text:p>
          </table:table-cell>
          <table:table-cell office:value-type="string" table:number-columns-spanned="1" table:number-rows-spanned="2" table:style-name="ce27">
            <text:p>Allowances</text:p>
          </table:table-cell>
          <table:table-cell office:value-type="string" table:number-columns-spanned="1" table:number-rows-spanned="2" table:style-name="ce27">
            <text:p>Non-consolidated performance payments</text:p>
          </table:table-cell>
          <table:table-cell office:value-type="string" table:number-columns-spanned="1" table:number-rows-spanned="2" table:style-name="ce27">
            <text:p>Overtime</text:p>
          </table:table-cell>
          <table:table-cell office:value-type="string" table:number-columns-spanned="1" table:number-rows-spanned="2" table:style-name="ce27">
            <text:p>Employer pension contributions</text:p>
          </table:table-cell>
          <table:table-cell office:value-type="string" table:number-columns-spanned="1" table:number-rows-spanned="2" table:style-name="ce27">
            <text:p>Employer national insurance contributions</text:p>
          </table:table-cell>
          <table:table-cell office:value-type="string" table:number-columns-spanned="1" table:number-rows-spanned="2" table:style-name="ce27">
            <text:p>Total paybill for payroll staff</text:p>
          </table:table-cell>
          <table:table-cell office:value-type="string" table:number-columns-spanned="1" table:number-rows-spanned="2" table:style-name="ce2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7">
            <text:p>Total cost of consultants/</text:p>
            <text:p>consultancy</text:p>
          </table:table-cell>
          <table:table-cell office:value-type="string" table:number-columns-spanned="1" table:number-rows-spanned="2" table:style-name="ce27">
            <text:p>Total non-payroll (CCL) staff costs</text:p>
          </table:table-cell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" table:style-name="ce5">
            <text:p>Headcount</text:p>
          </table:table-cell>
          <table:table-cell office:value-type="string" table:content-validation-name="val1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Department for Work and Pensions</text:p>
          </table:table-cell>
          <table:table-cell office:value-type="string" table:style-name="ce58">
            <text:p>Ministerial Department</text:p>
          </table:table-cell>
          <table:table-cell office:value-type="string" table:style-name="ce59">
            <text:p>Department for Work and Pensions</text:p>
          </table:table-cell>
          <table:table-cell office:value-type="float" office:value="34390" table:style-name="ce39">
            <text:p>34,390</text:p>
          </table:table-cell>
          <table:table-cell office:value-type="float" office:value="29398.350000000144" table:style-name="ce32">
            <text:p>29398.35</text:p>
          </table:table-cell>
          <table:table-cell office:value-type="float" office:value="37436" table:style-name="ce64">
            <text:p>37436</text:p>
          </table:table-cell>
          <table:table-cell office:value-type="float" office:value="33286.230000000192" table:style-name="ce62">
            <text:p>33286.23</text:p>
          </table:table-cell>
          <table:table-cell office:value-type="float" office:value="8640" table:style-name="ce66">
            <text:p>8640</text:p>
          </table:table-cell>
          <table:table-cell office:value-type="float" office:value="8235.7399999999961" table:style-name="ce48">
            <text:p>8235.74</text:p>
          </table:table-cell>
          <table:table-cell office:value-type="float" office:value="2213" table:style-name="ce50">
            <text:p>2213</text:p>
          </table:table-cell>
          <table:table-cell office:value-type="float" office:value="2149.5100000000002" table:style-name="ce68">
            <text:p>2149.51</text:p>
          </table:table-cell>
          <table:table-cell office:value-type="float" office:value="226" table:style-name="ce40">
            <text:p>226</text:p>
          </table:table-cell>
          <table:table-cell office:value-type="float" office:value="223.48000000000002" table:style-name="ce32">
            <text:p>223.48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32">
            <text:p>1.00</text:p>
          </table:table-cell>
          <table:table-cell office:value-type="float" office:value="82906" table:content-validation-name="val1" table:style-name="ce10">
            <text:p>82,906</text:p>
          </table:table-cell>
          <table:table-cell office:value-type="float" office:value="73294.310000000318" table:content-validation-name="val1" table:style-name="ce11">
            <text:p>73294.31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673" table:style-name="ce31">
            <text:p>673</text:p>
          </table:table-cell>
          <table:table-cell office:value-type="float" office:value="673" table:style-name="ce32">
            <text:p>673.00</text:p>
          </table:table-cell>
          <table:table-cell office:value-type="string" table:style-name="ce34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float" office:value="673" table:style-name="ce10">
            <text:p>673</text:p>
          </table:table-cell>
          <table:table-cell office:value-type="float" office:value="673" table:style-name="ce11">
            <text:p>673.00</text:p>
          </table:table-cell>
          <table:table-cell office:value-type="float" office:value="83579" table:content-validation-name="val1" table:style-name="ce13">
            <text:p>83,579</text:p>
          </table:table-cell>
          <table:table-cell office:value-type="float" office:value="73967.310000000318" table:content-validation-name="val1" table:style-name="ce14">
            <text:p>73967.31</text:p>
          </table:table-cell>
          <table:table-cell office:value-type="currency" office:value="148497434.38000003" table:content-validation-name="val2" table:style-name="ce15">
            <text:p>£148,497,434.38</text:p>
          </table:table-cell>
          <table:table-cell office:value-type="currency" office:value="2409039.4899999998" table:content-validation-name="val2" table:style-name="ce15">
            <text:p>£2,409,039.49</text:p>
          </table:table-cell>
          <table:table-cell office:value-type="currency" office:value="244813.39" table:content-validation-name="val2" table:style-name="ce15">
            <text:p>£244,813.39</text:p>
          </table:table-cell>
          <table:table-cell office:value-type="currency" office:value="2491480.0900000003" table:content-validation-name="val2" table:style-name="ce15">
            <text:p>£2,491,480.09</text:p>
          </table:table-cell>
          <table:table-cell office:value-type="currency" office:value="30368845.949999999" table:content-validation-name="val2" table:style-name="ce15">
            <text:p>£30,368,845.95</text:p>
          </table:table-cell>
          <table:table-cell office:value-type="currency" office:value="17939672.379999999" table:content-validation-name="val2" table:style-name="ce15">
            <text:p>£17,939,672.38</text:p>
          </table:table-cell>
          <table:table-cell office:value-type="currency" office:value="201951285.68000001" table:style-name="ce16">
            <text:p>£201,951,286</text:p>
          </table:table-cell>
          <table:table-cell office:value-type="currency" office:value="8623023.0099999998" table:content-validation-name="val2" table:style-name="ce17">
            <text:p>£8,623,023.01</text:p>
          </table:table-cell>
          <table:table-cell office:value-type="currency" office:value="862886.85000000009" table:content-validation-name="val3" table:style-name="ce17">
            <text:p>£862,886.85</text:p>
          </table:table-cell>
          <table:table-cell office:value-type="currency" office:value="9485909.8599999994" table:style-name="ce18">
            <text:p>£9,485,909.86</text:p>
          </table:table-cell>
          <table:table-cell office:value-type="currency" office:value="211437195.54000002" table:style-name="ce16">
            <text:p>£211,437,196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Health and Safety Executive</text:p>
          </table:table-cell>
          <table:table-cell office:value-type="string" table:style-name="ce58">
            <text:p>Crown Non 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float" office:value="419" table:style-name="ce40">
            <text:p>419</text:p>
          </table:table-cell>
          <table:table-cell office:value-type="float" office:value="365.36" table:style-name="ce32">
            <text:p>365.36</text:p>
          </table:table-cell>
          <table:table-cell office:value-type="float" office:value="441" table:style-name="ce64">
            <text:p>441</text:p>
          </table:table-cell>
          <table:table-cell office:value-type="float" office:value="407.68" table:style-name="ce62">
            <text:p>407.68</text:p>
          </table:table-cell>
          <table:table-cell office:value-type="float" office:value="1416" table:style-name="ce66">
            <text:p>1416</text:p>
          </table:table-cell>
          <table:table-cell office:value-type="float" office:value="1330.9" table:style-name="ce48">
            <text:p>1330.90</text:p>
          </table:table-cell>
          <table:table-cell office:value-type="float" office:value="432" table:style-name="ce50">
            <text:p>432</text:p>
          </table:table-cell>
          <table:table-cell office:value-type="float" office:value="406.6" table:style-name="ce68">
            <text:p>406.60</text:p>
          </table:table-cell>
          <table:table-cell office:value-type="float" office:value="23" table:style-name="ce40">
            <text:p>23</text:p>
          </table:table-cell>
          <table:table-cell office:value-type="float" office:value="22.6" table:style-name="ce32">
            <text:p>22.60</text:p>
          </table:table-cell>
          <table:table-cell table:style-name="ce40"/>
          <table:table-cell table:style-name="ce32"/>
          <table:table-cell office:value-type="float" office:value="2731" table:content-validation-name="val1" table:style-name="ce10">
            <text:p>2,731</text:p>
          </table:table-cell>
          <table:table-cell office:value-type="float" office:value="2533.14" table:content-validation-name="val1" table:style-name="ce11">
            <text:p>2533.14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5">
            <text:p>2.00</text:p>
          </table:table-cell>
          <table:table-cell office:value-type="string" table:style-name="ce34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.00</text:p>
          </table:table-cell>
          <table:table-cell office:value-type="float" office:value="2733" table:content-validation-name="val1" table:style-name="ce13">
            <text:p>2,733</text:p>
          </table:table-cell>
          <table:table-cell office:value-type="float" office:value="2535.14" table:content-validation-name="val1" table:style-name="ce14">
            <text:p>2535.14</text:p>
          </table:table-cell>
          <table:table-cell office:value-type="currency" office:value="8641951.9800000004" table:content-validation-name="val2" table:style-name="ce15">
            <text:p>£8,641,951.98</text:p>
          </table:table-cell>
          <table:table-cell office:value-type="currency" office:value="143188.39000000001" table:content-validation-name="val2" table:style-name="ce15">
            <text:p>£143,188.39</text:p>
          </table:table-cell>
          <table:table-cell office:value-type="currency" office:value="74000" table:content-validation-name="val2" table:style-name="ce15">
            <text:p>£74,000.00</text:p>
          </table:table-cell>
          <table:table-cell office:value-type="currency" office:value="26708.28" table:content-validation-name="val2" table:style-name="ce15">
            <text:p>£26,708.28</text:p>
          </table:table-cell>
          <table:table-cell office:value-type="currency" office:value="1818988.41" table:content-validation-name="val2" table:style-name="ce15">
            <text:p>£1,818,988.41</text:p>
          </table:table-cell>
          <table:table-cell office:value-type="currency" office:value="958561.61" table:content-validation-name="val2" table:style-name="ce15">
            <text:p>£958,561.61</text:p>
          </table:table-cell>
          <table:table-cell office:value-type="currency" office:value="11663398.67" table:style-name="ce16">
            <text:p>£11,663,399</text:p>
          </table:table-cell>
          <table:table-cell office:value-type="currency" office:value="21360" table:content-validation-name="val2" table:style-name="ce17">
            <text:p>£21,360.00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21360" table:style-name="ce18">
            <text:p>£21,360.00</text:p>
          </table:table-cell>
          <table:table-cell office:value-type="currency" office:value="11684758.67" table:style-name="ce16">
            <text:p>£11,684,759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Independent Living Fund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table:style-name="ce40"/>
          <table:table-cell table:style-name="ce32"/>
          <table:table-cell table:style-name="ce64"/>
          <table:table-cell table:style-name="ce62"/>
          <table:table-cell table:style-name="ce66"/>
          <table:table-cell table:style-name="ce48"/>
          <table:table-cell table:style-name="ce50"/>
          <table:table-cell table:style-name="ce68"/>
          <table:table-cell table:style-name="ce40"/>
          <table:table-cell table:style-name="ce32"/>
          <table:table-cell table:style-name="ce40"/>
          <table:table-cell table:style-name="ce32"/>
          <table:table-cell office:value-type="float" office:value="0" table:content-validation-name="val1" table:style-name="ce10">
            <text:p>0</text:p>
          </table:table-cell>
          <table:table-cell office:value-type="float" office:value="0" table:content-validation-name="val1" table:style-name="ce11">
            <text:p>0.00</text:p>
          </table:table-cell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office:value-type="float" office:value="0" table:style-name="ce10">
            <text:p>0</text:p>
          </table:table-cell>
          <table:table-cell office:value-type="float" office:value="0" table:style-name="ce11">
            <text:p>0.00</text:p>
          </table:table-cell>
          <table:table-cell office:value-type="float" office:value="0" table:content-validation-name="val1" table:style-name="ce13">
            <text:p>0</text:p>
          </table:table-cell>
          <table:table-cell office:value-type="float" office:value="0" table:content-validation-name="val1" table:style-name="ce14">
            <text:p>0.00</text:p>
          </table:table-cell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office:value-type="currency" office:value="0" table:style-name="ce18">
            <text:p>£0.00</text:p>
          </table:table-cell>
          <table:table-cell table:content-validation-name="val2" table:style-name="ce17"/>
          <table:table-cell table:content-validation-name="val2" table:style-name="ce17"/>
          <table:table-cell office:value-type="currency" office:value="0" table:style-name="ce18">
            <text:p>£0.00</text:p>
          </table:table-cell>
          <table:table-cell office:value-type="currency" office:value="0" table:style-name="ce18">
            <text:p>£0.00</text:p>
          </table:table-cell>
          <table:table-cell office:value-type="string" table:content-validation-name="val1" table:style-name="ce20">
            <text:p>ILF is now closed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National Employment Savings Trust Corporation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float" office:value="240" table:style-name="ce39">
            <text:p>240</text:p>
          </table:table-cell>
          <table:table-cell office:value-type="float" office:value="233.41" table:style-name="ce32">
            <text:p>233.41</text:p>
          </table:table-cell>
          <table:table-cell office:value-type="float" office:value="240" table:content-validation-name="val1" table:style-name="ce10">
            <text:p>240</text:p>
          </table:table-cell>
          <table:table-cell office:value-type="float" office:value="233.41" table:content-validation-name="val1" table:style-name="ce11">
            <text:p>233.41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11" table:style-name="ce30">
            <text:p>11</text:p>
          </table:table-cell>
          <table:table-cell office:value-type="float" office:value="8.6" table:style-name="ce29">
            <text:p>8.6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float" office:value="11" table:style-name="ce10">
            <text:p>11</text:p>
          </table:table-cell>
          <table:table-cell office:value-type="float" office:value="8.6" table:style-name="ce11">
            <text:p>8.60</text:p>
          </table:table-cell>
          <table:table-cell office:value-type="float" office:value="251" table:content-validation-name="val1" table:style-name="ce13">
            <text:p>251</text:p>
          </table:table-cell>
          <table:table-cell office:value-type="float" office:value="242.01" table:content-validation-name="val1" table:style-name="ce14">
            <text:p>242.01</text:p>
          </table:table-cell>
          <table:table-cell office:value-type="currency" office:value="1161890.7000000009" table:content-validation-name="val2" table:style-name="ce15">
            <text:p>£1,161,890.70</text:p>
          </table:table-cell>
          <table:table-cell table:content-validation-name="val2" table:style-name="ce15"/>
          <table:table-cell office:value-type="currency" office:value="332516" table:content-validation-name="val2" table:style-name="ce15">
            <text:p>£332,516.00</text:p>
          </table:table-cell>
          <table:table-cell office:value-type="currency" office:value="1977.85" table:content-validation-name="val2" table:style-name="ce15">
            <text:p>£1,977.85</text:p>
          </table:table-cell>
          <table:table-cell office:value-type="currency" office:value="92222.559999999939" table:content-validation-name="val2" table:style-name="ce15">
            <text:p>£92,222.56</text:p>
          </table:table-cell>
          <table:table-cell office:value-type="currency" office:value="183646.56999999989" table:content-validation-name="val2" table:style-name="ce15">
            <text:p>£183,646.57</text:p>
          </table:table-cell>
          <table:table-cell office:value-type="currency" office:value="1772253.6800000006" table:style-name="ce16">
            <text:p>£1,772,254</text:p>
          </table:table-cell>
          <table:table-cell office:value-type="currency" office:value="115685.0082" table:content-validation-name="val2" table:style-name="ce17">
            <text:p>£115,685.01</text:p>
          </table:table-cell>
          <table:table-cell table:content-validation-name="val2" table:style-name="ce17"/>
          <table:table-cell office:value-type="currency" office:value="115685.0082" table:style-name="ce18">
            <text:p>£115,685.01</text:p>
          </table:table-cell>
          <table:table-cell office:value-type="currency" office:value="1887938.6882000007" table:style-name="ce16">
            <text:p>£1,887,939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Disabled People's Employment Corporation GB Ltd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office:value-type="float" office:value="0" table:content-validation-name="val1" table:style-name="ce10">
            <text:p>0</text:p>
          </table:table-cell>
          <table:table-cell office:value-type="float" office:value="0" table:content-validation-name="val1" table:style-name="ce11">
            <text:p>0.00</text:p>
          </table:table-cell>
          <table:table-cell table:style-name="ce30"/>
          <table:table-cell table:style-name="ce29"/>
          <table:table-cell table:style-name="ce36"/>
          <table:table-cell table:style-name="ce35"/>
          <table:table-cell table:style-name="ce31"/>
          <table:table-cell table:style-name="ce32"/>
          <table:table-cell table:style-name="ce31"/>
          <table:table-cell table:style-name="ce32"/>
          <table:table-cell office:value-type="float" office:value="0" table:style-name="ce10">
            <text:p>0</text:p>
          </table:table-cell>
          <table:table-cell office:value-type="float" office:value="0" table:style-name="ce11">
            <text:p>0.00</text:p>
          </table:table-cell>
          <table:table-cell office:value-type="float" office:value="0" table:content-validation-name="val1" table:style-name="ce13">
            <text:p>0</text:p>
          </table:table-cell>
          <table:table-cell office:value-type="float" office:value="0" table:content-validation-name="val1" table:style-name="ce14">
            <text:p>0.00</text:p>
          </table:table-cell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office:value-type="currency" office:value="0" table:style-name="ce18">
            <text:p>£0.00</text:p>
          </table:table-cell>
          <table:table-cell table:content-validation-name="val2" table:style-name="ce17"/>
          <table:table-cell table:content-validation-name="val2" table:style-name="ce17"/>
          <table:table-cell office:value-type="currency" office:value="0" table:style-name="ce18">
            <text:p>£0.00</text:p>
          </table:table-cell>
          <table:table-cell office:value-type="currency" office:value="0" table:style-name="ce18">
            <text:p>£0.00</text:p>
          </table:table-cell>
          <table:table-cell office:value-type="string" table:content-validation-name="val1" table:style-name="ce19">
            <text:p>DPEC no longer report from Dec 2015 due to low number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The Pensions Advisory Service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84" table:style-name="ce40">
            <text:p>84</text:p>
          </table:table-cell>
          <table:table-cell office:value-type="float" office:value="76.260000000000005" table:style-name="ce32">
            <text:p>76.26</text:p>
          </table:table-cell>
          <table:table-cell office:value-type="float" office:value="84" table:content-validation-name="val1" table:style-name="ce10">
            <text:p>84</text:p>
          </table:table-cell>
          <table:table-cell office:value-type="float" office:value="76.260000000000005" table:content-validation-name="val1" table:style-name="ce11">
            <text:p>76.26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2">
            <text:p>3.00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7">
            <text:p>1.0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1">
            <text:p>4.00</text:p>
          </table:table-cell>
          <table:table-cell office:value-type="float" office:value="88" table:content-validation-name="val1" table:style-name="ce13">
            <text:p>88</text:p>
          </table:table-cell>
          <table:table-cell office:value-type="float" office:value="80.260000000000005" table:content-validation-name="val1" table:style-name="ce14">
            <text:p>80.26</text:p>
          </table:table-cell>
          <table:table-cell office:value-type="currency" office:value="230570.40000000002" table:content-validation-name="val2" table:style-name="ce15">
            <text:p>£230,570.4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44943.58" table:content-validation-name="val2" table:style-name="ce15">
            <text:p>£44,943.58</text:p>
          </table:table-cell>
          <table:table-cell office:value-type="currency" office:value="23607.8" table:content-validation-name="val2" table:style-name="ce15">
            <text:p>£23,607.80</text:p>
          </table:table-cell>
          <table:table-cell office:value-type="currency" office:value="299121.78000000003" table:style-name="ce16">
            <text:p>£299,122</text:p>
          </table:table-cell>
          <table:table-cell office:value-type="currency" office:value="16940.63" table:content-validation-name="val2" table:style-name="ce17">
            <text:p>£16,940.63</text:p>
          </table:table-cell>
          <table:table-cell office:value-type="currency" office:value="14161.2" table:content-validation-name="val2" table:style-name="ce17">
            <text:p>£14,161.20</text:p>
          </table:table-cell>
          <table:table-cell office:value-type="currency" office:value="31101.83" table:style-name="ce18">
            <text:p>£31,101.83</text:p>
          </table:table-cell>
          <table:table-cell office:value-type="currency" office:value="330223.61000000004" table:style-name="ce16">
            <text:p>£330,224</text:p>
          </table:table-cell>
          <table:table-cell table:content-validation-name="val1" table:style-name="ce2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The Pensions Regulator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501" table:style-name="ce40">
            <text:p>501</text:p>
          </table:table-cell>
          <table:table-cell office:value-type="float" office:value="484.8" table:style-name="ce32">
            <text:p>484.80</text:p>
          </table:table-cell>
          <table:table-cell office:value-type="float" office:value="501" table:content-validation-name="val1" table:style-name="ce10">
            <text:p>501</text:p>
          </table:table-cell>
          <table:table-cell office:value-type="float" office:value="484.8" table:content-validation-name="val1" table:style-name="ce11">
            <text:p>484.80</text:p>
          </table:table-cell>
          <table:table-cell office:value-type="float" office:value="10" table:style-name="ce30">
            <text:p>10</text:p>
          </table:table-cell>
          <table:table-cell office:value-type="float" office:value="9.6" table:style-name="ce29">
            <text:p>9.60</text:p>
          </table:table-cell>
          <table:table-cell table:style-name="ce31"/>
          <table:table-cell table:style-name="ce32"/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10" table:style-name="ce10">
            <text:p>10</text:p>
          </table:table-cell>
          <table:table-cell office:value-type="float" office:value="9.6" table:style-name="ce11">
            <text:p>9.60</text:p>
          </table:table-cell>
          <table:table-cell office:value-type="float" office:value="511" table:content-validation-name="val1" table:style-name="ce13">
            <text:p>511</text:p>
          </table:table-cell>
          <table:table-cell office:value-type="float" office:value="494.40000000000003" table:content-validation-name="val1" table:style-name="ce14">
            <text:p>494.40</text:p>
          </table:table-cell>
          <table:table-cell office:value-type="currency" office:value="2146720.7600000007" table:content-validation-name="val2" table:style-name="ce15">
            <text:p>£2,146,720.76</text:p>
          </table:table-cell>
          <table:table-cell office:value-type="currency" office:value="5039.25" table:content-validation-name="val2" table:style-name="ce15">
            <text:p>£5,039.25</text:p>
          </table:table-cell>
          <table:table-cell office:value-type="currency" office:value="-61914.400000000001" table:content-validation-name="val2" table:style-name="ce15">
            <text:p>-£61,914.40</text:p>
          </table:table-cell>
          <table:table-cell office:value-type="currency" office:value="3793.18" table:content-validation-name="val2" table:style-name="ce15">
            <text:p>£3,793.18</text:p>
          </table:table-cell>
          <table:table-cell office:value-type="currency" office:value="455204.36999999994" table:content-validation-name="val2" table:style-name="ce15">
            <text:p>£455,204.37</text:p>
          </table:table-cell>
          <table:table-cell office:value-type="currency" office:value="322215.62" table:content-validation-name="val2" table:style-name="ce15">
            <text:p>£322,215.62</text:p>
          </table:table-cell>
          <table:table-cell office:value-type="currency" office:value="2871058.7800000007" table:style-name="ce16">
            <text:p>£2,871,059</text:p>
          </table:table-cell>
          <table:table-cell office:value-type="currency" office:value="50788.2" table:content-validation-name="val2" table:style-name="ce17">
            <text:p>£50,788.20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50788.2" table:style-name="ce18">
            <text:p>£50,788.20</text:p>
          </table:table-cell>
          <table:table-cell office:value-type="currency" office:value="2921846.9800000009" table:style-name="ce16">
            <text:p>£2,921,847</text:p>
          </table:table-cell>
          <table:table-cell office:value-type="string" table:content-validation-name="val1" table:style-name="ce6">
            <text:p>Overall decrease against last month is mainly due to a reduction in <text:s/>temp and consultancy costs and a reduction in payroll costs due to the release of the over-accrual of the 15/16 bonus provision. This has been offset by increased payroll costs mainly due to a restructure within IT.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table:style-name="ce6"/>
          <table:table-cell table:style-name="ce58"/>
          <table:table-cell table:style-name="ce59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content-validation-name="val1" table:style-name="ce10"/>
          <table:table-cell table:content-validation-name="val1" table:style-name="ce10"/>
          <table:table-cell table:style-name="ce43"/>
          <table:table-cell table:style-name="ce42"/>
          <table:table-cell table:style-name="ce43"/>
          <table:table-cell table:style-name="ce42"/>
          <table:table-cell table:style-name="ce54"/>
          <table:table-cell table:style-name="ce52"/>
          <table:table-cell table:style-name="ce43"/>
          <table:table-cell table:style-name="ce42"/>
          <table:table-cell table:number-columns-repeated="2" table:style-name="ce10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number-columns-repeated="2" table:style-name="ce16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style-name="ce16"/>
          <table:table-cell table:style-name="ce18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number-columns-repeated="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style-name="ce16"/>
          <table:table-cell table:style-name="ce18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87"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style-name="ce18"/>
          <table:table-cell table:content-validation-name="val2" table:style-name="ce25"/>
          <table:table-cell table:content-validation-name="val2" table:style-name="ce25"/>
          <table:table-cell table:number-columns-repeated="2" table:style-name="ce18"/>
          <table:table-cell table:content-validation-name="val1" table:style-name="ce2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65436" table:style-name="ro4"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983040" table:style-name="ro4">
          <table:table-cell table:number-columns-repeated="16384"/>
        </table:table-row>
        <table:named-expressions>
          <table:named-range table:name="Print_Area" table:cell-range-address="Data_sheet.$A$1:Data_sheet.$AO$21" table:base-cell-address="Data_shee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currency-style style:name="N4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9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$</number:text>
      <number:number number:decimal-places="2" number:min-integer-digits="1" number:grouping="true"/>
      <number:text> </number:text>
    </number:number-style>
    <number:number-style style:name="N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3P0"/>
    </number:number-style>
    <number:currency-style style:name="N54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:</number:text>
      <number:hours number:style="long"/>
      <number:text>:</number:text>
      <number:minutes number:style="long"/>
    </number:date-style>
    <number:date-style style:name="N56">
      <number:day-of-week number:style="long"/>
      <number:text>/</number:text>
      <number:month number:style="long"/>
      <number:text>/</number:text>
      <number:year number:style="long"/>
    </number:date-style>
    <number:date-style style:name="N57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8">
      <number:month/>
      <number:text>/</number:text>
      <number:day/>
      <number:text>/</number:text>
      <number:year number:style="long"/>
    </number:date-style>
    <number:number-style style:name="N59P0">
      <number:number number:decimal-places="1" number:min-integer-digits="1" number:grouping="true"/>
      <number:text> </number:text>
    </number:number-style>
    <number:number-style style:name="N59">
      <number:text>(</number:text>
      <number:number number:decimal-places="1" number:min-integer-digits="1" number:grouping="true"/>
      <number:text>)</number:text>
      <style:map style:condition="value()&gt;=0" style:apply-style-name="N59P0"/>
    </number:number-style>
    <number:number-style style:name="N60P0">
      <number:number number:decimal-places="2" number:min-integer-digits="1" number:grouping="true"/>
    </number:number-style>
    <number:number-style style:name="N60">
      <number:text>-</number:text>
      <number:number number:decimal-places="2" number:min-integer-digits="1" number:grouping="true"/>
      <style:map style:condition="value()&gt;=0" style:apply-style-name="N60P0"/>
    </number:number-style>
    <number:number-style style:name="N61P0">
      <number:number number:decimal-places="3" number:min-integer-digits="1" number:grouping="true"/>
      <number:text> </number:text>
    </number:number-style>
    <number:number-style style:name="N61">
      <number:text>(</number:text>
      <number:number number:decimal-places="3" number:min-integer-digits="1" number:grouping="true"/>
      <number:text>)</number:text>
      <style:map style:condition="value()&gt;=0" style:apply-style-name="N61P0"/>
    </number:number-style>
    <number:number-style style:name="N62P0">
      <number:text> </number:text>
      <number:number number:decimal-places="2" number:min-integer-digits="1" number:grouping="true"/>
      <number:text>   </number:text>
    </number:number-style>
    <number:number-style style:name="N62P1">
      <number:text>-</number:text>
      <number:number number:decimal-places="2" number:min-integer-digits="1" number:grouping="true"/>
      <number:text>   </number:text>
    </number:number-style>
    <number:number-style style:name="N62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date-style style:name="N63">
      <number:month number:style="long"/>
      <number:text>/</number:text>
      <number:day number:style="long"/>
      <number:text>/</number:text>
      <number:year/>
    </number:date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percentage-style style:name="N65P0">
      <number:number number:decimal-places="2" number:min-integer-digits="1"/>
      <number:text>%</number:text>
    </number:percentage-style>
    <number:percentage-style style:name="N65">
      <style:text-properties fo:color="#FF0000"/>
      <number:text>(</number:text>
      <number:number number:decimal-places="2" number:min-integer-digits="1"/>
      <number:text>%)</number:text>
      <style:map style:condition="value()&gt;=0" style:apply-style-name="N65P0"/>
    </number:percentage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6P0"/>
    </number:number-style>
    <number:percentage-style style:name="N67">
      <number:number number:decimal-places="1" number:min-integer-digits="1"/>
      <number:text>%</number:text>
    </number:percentage-style>
    <number:time-style style:name="N68">
      <number:hours number:style="long"/>
      <number:text>:</number:text>
      <number:minutes number:style="long"/>
    </number:time-style>
    <number:number-style style:name="N69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70P0">
      <number:number number:decimal-places="0" number:min-integer-digits="1" number:grouping="true"/>
    </number:number-style>
    <number:number-style style:name="N7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percentage-style style:name="N71P0">
      <number:number number:decimal-places="0" number:min-integer-digits="1"/>
      <number:text>%</number:text>
    </number:percentage-style>
    <number:percentage-style style:name="N71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1">
      <number:text>-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4" number:min-integer-digits="1" number:grouping="true"/>
    </number:number-style>
    <number:number-style style:name="N7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2P0"/>
    </number:number-style>
    <number:number-style style:name="N73P0">
      <number:text>$</number:text>
      <number:number number:decimal-places="0" number:min-integer-digits="1" number:grouping="true"/>
    </number:number-style>
    <number:number-style style:name="N73">
      <number:text>-$</number:text>
      <number:number number:decimal-places="0" number:min-integer-digits="1" number:grouping="true"/>
      <style:map style:condition="value()&gt;=0" style:apply-style-name="N73P0"/>
    </number:number-style>
    <number:number-style style:name="N74P0">
      <number:text>$</number:text>
      <number:number number:decimal-places="2" number:min-integer-digits="1" number:grouping="true"/>
    </number:number-style>
    <number:number-style style:name="N74">
      <number:text>-$</number:text>
      <number:number number:decimal-places="2" number:min-integer-digits="1" number:grouping="true"/>
      <style:map style:condition="value()&gt;=0" style:apply-style-name="N74P0"/>
    </number:number-style>
    <number:number-style style:name="N7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5P2">
      <number:text> -  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6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6P2">
      <number:text> $ -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$ </number:text>
      <number:number number:decimal-places="2" number:min-integer-digits="1" number:grouping="true"/>
      <number:text> </number:text>
    </number:number-style>
    <number:number-style style:name="N77P1">
      <number:text> $ -</number:text>
      <number:number number:decimal-places="2" number:min-integer-digits="1" number:grouping="true"/>
      <number:text> </number:text>
    </number:number-style>
    <number:number-style style:name="N77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2" number:min-integer-digits="1" number:grouping="true"/>
      <number:text> </number:text>
    </number:number-style>
    <number:number-style style:name="N78P1">
      <number:text> -</number:text>
      <number:number number:decimal-places="2" number:min-integer-digits="1" number:grouping="true"/>
      <number:text> </number:text>
    </number:number-style>
    <number:number-style style:name="N7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$</number:text>
      <number:number number:decimal-places="0" number:min-integer-digits="1" number:grouping="true"/>
    </number:number-style>
    <number:number-style style:name="N79">
      <style:text-properties fo:color="#FF0000"/>
      <number:text>-$</number:text>
      <number:number number:decimal-places="0" number:min-integer-digits="1" number:grouping="true"/>
      <style:map style:condition="value()&gt;=0" style:apply-style-name="N79P0"/>
    </number:number-style>
    <number:date-style style:name="N80">
      <number:month number:textual="true"/>
      <number:text>-</number:text>
      <number:year/>
      <number:text> </number:text>
    </number:date-style>
    <number:number-style style:name="N81P0">
      <number:number number:decimal-places="0" number:min-integer-digits="1" number:grouping="true">
        <number:embedded-text number:position="0"> $</number:embedded-text>
      </number:number>
    </number:number-style>
    <number:number-style style:name="N81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1P0"/>
    </number:number-style>
    <number:currency-style style:name="N82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2">
      <number:text> </number:text>
      <number:text-content/>
      <number:text> </number:text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3">
      <number:text>-</number:text>
      <style:map style:condition="value()&gt;0" style:apply-style-name="N83P0"/>
      <style:map style:condition="value()&lt;0" style:apply-style-name="N83P1"/>
    </number:text-style>
    <number:percentage-style style:name="N84P0">
      <number:number number:decimal-places="1" number:min-integer-digits="1"/>
      <number:text>%</number:text>
    </number:percentage-style>
    <number:percentage-style style:name="N84">
      <number:text>(</number:text>
      <number:number number:decimal-places="1" number:min-integer-digits="1"/>
      <number:text>%)</number:text>
      <style:map style:condition="value()&gt;=0" style:apply-style-name="N84P0"/>
    </number:percentage-style>
    <number:percentage-style style:name="N85P0">
      <number:number number:decimal-places="0" number:min-integer-digits="1"/>
      <number:text>% </number:text>
    </number:percentage-style>
    <number:percentage-style style:name="N85">
      <style:text-properties fo:color="#FF0000"/>
      <number:text>(</number:text>
      <number:number number:decimal-places="0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 </number:text>
    </number:percentage-style>
    <number:percentage-style style:name="N86">
      <style:text-properties fo:color="#FF0000"/>
      <number:text>(</number:text>
      <number:number number:decimal-places="1" number:min-integer-digits="1"/>
      <number:text>%)</number:text>
      <style:map style:condition="value()&gt;=0" style:apply-style-name="N86P0"/>
    </number:percentage-style>
    <number:percentage-style style:name="N87P0">
      <number:number number:decimal-places="1" number:min-integer-digits="1"/>
      <number:text>%</number:text>
    </number:percentage-style>
    <number:percentage-style style:name="N87">
      <style:text-properties fo:color="#FF0000"/>
      <number:text>-</number:text>
      <number:number number:decimal-places="1" number:min-integer-digits="1"/>
      <number:text>%</number:text>
      <style:map style:condition="value()&gt;=0" style:apply-style-name="N87P0"/>
    </number:percentage-style>
    <number:number-style style:name="N88">
      <number:number number:decimal-places="0" number:min-integer-digits="11">
        <number:embedded-text number:position="5"> </number:embedded-text>
      </number:number>
    </number:number-style>
    <number:number-style style:name="N89P0"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number-style style:name="N90P0">
      <number:text>N-</number:text>
      <number:number number:decimal-places="0" number:min-integer-digits="4"/>
    </number:number-style>
    <number:number-style style:name="N90">
      <number:number number:min-integer-digits="1"/>
      <style:map style:condition="value()&lt;=9999" style:apply-style-name="N90P0"/>
    </number:number-style>
    <number:text-style style:name="N91P0"/>
    <number:text-style style:name="N91P1"/>
    <number:text-style style:name="N91P2"/>
    <number:text-style style:name="N91">
      <style:map style:condition="value()&gt;0" style:apply-style-name="N91P0"/>
      <style:map style:condition="value()&lt;0" style:apply-style-name="N91P1"/>
      <style:map style:condition="value()=0" style:apply-style-name="N91P2"/>
    </number:text-style>
    <number:text-style style:name="N92P0"/>
    <number:text-style style:name="N92P1"/>
    <number:text-style style:name="N92">
      <style:map style:condition="value()&gt;0" style:apply-style-name="N92P0"/>
      <style:map style:condition="value()&lt;0" style:apply-style-name="N92P1"/>
    </number:text-style>
    <number:number-style style:name="N9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3P0"/>
    </number:number-style>
    <number:number-style style:name="N94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4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4P0"/>
    </number:number-style>
    <number:number-style style:name="N95P0">
      <number:number number:decimal-places="1" number:min-integer-digits="0" number:grouping="true" number:display-factor="1000"/>
      <number:text> </number:text>
    </number:number-style>
    <number:number-style style:name="N95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5P0"/>
    </number:number-style>
    <number:time-style style:name="N96">
      <number:hours/>
      <number:text>:</number:text>
      <number:minutes number:style="long"/>
      <number:text> </number:text>
      <number:am-pm/>
    </number:time-style>
    <number:time-style style:name="N97" number:truncate-on-overflow="false">
      <number:hours/>
      <number:text>:</number:text>
      <number:minutes number:style="long"/>
    </number:time-style>
    <number:time-style style:name="N98" number:truncate-on-overflow="false">
      <number:hours number:style="long"/>
      <number:text>:</number:text>
      <number:minutes number:style="long"/>
    </number:time-style>
    <number:number-style style:name="N99">
      <number:number number:decimal-places="0" number:min-integer-digits="2"/>
    </number:number-style>
    <number:number-style style:name="N100">
      <number:number number:decimal-places="0" number:min-integer-digits="3"/>
    </number:number-style>
    <number:number-style style:name="N101">
      <number:number number:decimal-places="0" number:min-integer-digits="1" number:grouping="true" number:display-factor="1000"/>
    </number:number-style>
    <number:number-style style:name="N102P0">
      <style:text-properties fo:color="#0000FF"/>
      <number:number number:decimal-places="2" number:min-integer-digits="1" number:grouping="true"/>
    </number:number-style>
    <number:number-style style:name="N102P1">
      <style:text-properties fo:color="#FF0000"/>
      <number:text>-</number:text>
      <number:number number:decimal-places="2" number:min-integer-digits="1" number:grouping="true"/>
    </number:number-style>
    <number:number-style style:name="N102">
      <number:number number:decimal-places="2" number:min-integer-digits="1"/>
      <style:map style:condition="value()&gt;0" style:apply-style-name="N102P0"/>
      <style:map style:condition="value()&lt;0" style:apply-style-name="N102P1"/>
    </number:number-style>
    <number:number-style style:name="N103P0">
      <number:text>kr</number:text>
      <number:number number:decimal-places="0" number:min-integer-digits="1" number:grouping="true" number:display-factor="1000"/>
    </number:number-style>
    <number:number-style style:name="N103">
      <number:text>kr-</number:text>
      <number:number number:decimal-places="0" number:min-integer-digits="1" number:grouping="true" number:display-factor="1000"/>
      <style:map style:condition="value()&gt;=0" style:apply-style-name="N103P0"/>
    </number:number-style>
    <number:number-style style:name="N104P0">
      <style:text-properties fo:color="#0000FF"/>
      <number:text>kr</number:text>
      <number:number number:decimal-places="2" number:min-integer-digits="1" number:grouping="true"/>
    </number:number-style>
    <number:number-style style:name="N104P1">
      <style:text-properties fo:color="#FF0000"/>
      <number:text>kr-</number:text>
      <number:number number:decimal-places="2" number:min-integer-digits="1" number:grouping="true"/>
    </number:number-style>
    <number:number-style style:name="N104">
      <number:number number:decimal-places="2" number:min-integer-digits="1"/>
      <style:map style:condition="value()&gt;0" style:apply-style-name="N104P0"/>
      <style:map style:condition="value()&lt;0" style:apply-style-name="N104P1"/>
    </number:number-style>
    <number:number-style style:name="N105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5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5P2">
      <number:text> Ł- </number:text>
    </number:text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>
      <number:text> Ł</number:text>
      <number:number number:decimal-places="2" number:min-integer-digits="1" number:grouping="true"/>
      <number:text> </number:text>
    </number:number-style>
    <number:number-style style:name="N106P1">
      <number:text>-Ł</number:text>
      <number:number number:decimal-places="2" number:min-integer-digits="1" number:grouping="true"/>
      <number:text> </number:text>
    </number:number-style>
    <number:number-style style:name="N106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2_1_32_2" style:display-name=" 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2_32_2_32_2" style:display-name="%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2_32_3" style:display-name="% 2 3" style:family="table-cell" style:data-style-name="N0">
      <style:table-cell-properties style:vertical-align="automatic" fo:background-color="transparen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3_32_2" style:display-name="% 3 2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32_5" style:display-name="% 5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Apr_32_12_32_template_32_v1_32_2" style:display-name="%_Apr 12 template v1 2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37__Checking_32_file_32_2" style:display-name="%_Checking file 2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2" style:display-name="_PERSONAL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2" style:display-name="_PERSONAL_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2" style:display-name="¬µrk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" style:display-name="2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" style:display-name="2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_32_2" style:display-name="20% - Accent1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3" style:display-name="20% - Accent1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" style:display-name="2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_32_2" style:display-name="20% - Accent1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4" style:display-name="20% - Accent1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" style:display-name="20% - Accent1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" style:display-name="20% - Accent1 2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_32_2" style:display-name="20% - Accent1 2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3" style:display-name="20% - Accent1 2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" style:display-name="20% - Accent1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_32_2" style:display-name="20% - Accent1 2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5" style:display-name="20% - Accent1 2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" style:display-name="2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" style:display-name="2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" style:display-name="2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_32_2" style:display-name="20% - Accent1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3" style:display-name="20% - Accent1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" style:display-name="2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_32_2" style:display-name="20% - Accent1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4" style:display-name="20% - Accent1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" style:display-name="20% - Accent1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" style:display-name="20% - Accent1 3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_32_2" style:display-name="20% - Accent1 3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3" style:display-name="20% - Accent1 3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" style:display-name="20% - Accent1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_32_2" style:display-name="20% - Accent1 3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5" style:display-name="20% - Accent1 3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" style:display-name="20% - Accent1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" style:display-name="2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" style:display-name="2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" style:display-name="2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_32_2" style:display-name="20% - Accent1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3" style:display-name="20% - Accent1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" style:display-name="2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_32_2" style:display-name="20% - Accent1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4" style:display-name="20% - Accent1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" style:display-name="20% - Accent1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" style:display-name="20% - Accent1 4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_32_2" style:display-name="20% - Accent1 4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3" style:display-name="20% - Accent1 4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" style:display-name="20% - Accent1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_32_2" style:display-name="20% - Accent1 4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5" style:display-name="20% - Accent1 4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" style:display-name="20% - Accent1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" style:display-name="2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" style:display-name="2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" style:display-name="2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_32_2" style:display-name="20% - Accent1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3" style:display-name="20% - Accent1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" style:display-name="2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_32_2" style:display-name="20% - Accent1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4" style:display-name="20% - Accent1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" style:display-name="20% - Accent1 5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" style:display-name="20% - Accent1 5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_32_2" style:display-name="20% - Accent1 5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3" style:display-name="20% - Accent1 5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" style:display-name="20% - Accent1 5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_32_2" style:display-name="20% - Accent1 5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5" style:display-name="20% - Accent1 5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" style:display-name="20% - Accent1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" style:display-name="20% - Accent1 6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" style:display-name="20% - Accent1 6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_32_2" style:display-name="20% - Accent1 6 2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3" style:display-name="20% - Accent1 6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" style:display-name="20% - Accent1 6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_32_2" style:display-name="20% - Accent1 6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4" style:display-name="20% - Accent1 6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" style:display-name="20% - Accent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" style:display-name="20% - Accent2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_32_2" style:display-name="20% - Accent2 2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3" style:display-name="20% - Accent2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" style:display-name="20% - Accent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_32_2" style:display-name="20% - Accent2 2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4" style:display-name="20% - Accent2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" style:display-name="20% - Accent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" style:display-name="20% - Accent2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_32_2" style:display-name="20% - Accent2 2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3" style:display-name="20% - Accent2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" style:display-name="20% - Accent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_32_2" style:display-name="20% - Accent2 2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5" style:display-name="20% - Accent2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" style:display-name="20% - Accent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" style:display-name="20% - Accent2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" style:display-name="20% - Accent2 3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_32_2" style:display-name="20% - Accent2 3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3" style:display-name="20% - Accent2 3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" style:display-name="20% - Accent2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_32_2" style:display-name="20% - Accent2 3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4" style:display-name="20% - Accent2 3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" style:display-name="20% - Accent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" style:display-name="20% - Accent2 3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_32_2" style:display-name="20% - Accent2 3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3" style:display-name="20% - Accent2 3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" style:display-name="20% - Accent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_32_2" style:display-name="20% - Accent2 3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5" style:display-name="20% - Accent2 3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" style:display-name="20% - Accent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" style:display-name="20% - Accent2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" style:display-name="20% - Accent2 4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" style:display-name="20% - Accent2 4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_32_2" style:display-name="20% - Accent2 4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3" style:display-name="20% - Accent2 4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" style:display-name="20% - Accent2 4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_32_2" style:display-name="20% - Accent2 4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4" style:display-name="20% - Accent2 4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" style:display-name="20% - Accent2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" style:display-name="20% - Accent2 4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_32_2" style:display-name="20% - Accent2 4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3" style:display-name="20% - Accent2 4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" style:display-name="20% - Accent2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_32_2" style:display-name="20% - Accent2 4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5" style:display-name="20% - Accent2 4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" style:display-name="20% - Accent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" style:display-name="20% - Accent2 5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" style:display-name="20% - Accent2 5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" style:display-name="20% - Accent2 5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_32_2" style:display-name="20% - Accent2 5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3" style:display-name="20% - Accent2 5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" style:display-name="20% - Accent2 5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_32_2" style:display-name="20% - Accent2 5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4" style:display-name="20% - Accent2 5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" style:display-name="20% - Accent2 5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" style:display-name="20% - Accent2 5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_32_2" style:display-name="20% - Accent2 5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3" style:display-name="20% - Accent2 5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" style:display-name="20% - Accent2 5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_32_2" style:display-name="20% - Accent2 5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5" style:display-name="20% - Accent2 5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" style:display-name="20% - Accent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" style:display-name="20% - Accent2 6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" style:display-name="20% - Accent2 6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_32_2" style:display-name="20% - Accent2 6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3" style:display-name="20% - Accent2 6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" style:display-name="20% - Accent2 6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_32_2" style:display-name="20% - Accent2 6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4" style:display-name="20% - Accent2 6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" style:display-name="20% - Accent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" style:display-name="20% - Accent3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_32_2" style:display-name="20% - Accent3 2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3" style:display-name="20% - Accent3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" style:display-name="20% - Accent3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_32_2" style:display-name="20% - Accent3 2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4" style:display-name="20% - Accent3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" style:display-name="20% - Accent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" style:display-name="20% - Accent3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_32_2" style:display-name="20% - Accent3 2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3" style:display-name="20% - Accent3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" style:display-name="20% - Accent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_32_2" style:display-name="20% - Accent3 2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5" style:display-name="20% - Accent3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" style:display-name="20% - Accent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" style:display-name="20% - Accent3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" style:display-name="20% - Accent3 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_32_2" style:display-name="20% - Accent3 3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3" style:display-name="20% - Accent3 3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" style:display-name="20% - Accent3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_32_2" style:display-name="20% - Accent3 3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4" style:display-name="20% - Accent3 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" style:display-name="20% - Accent3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" style:display-name="20% - Accent3 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_32_2" style:display-name="20% - Accent3 3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3" style:display-name="20% - Accent3 3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" style:display-name="20% - Accent3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_32_2" style:display-name="20% - Accent3 3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5" style:display-name="20% - Accent3 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" style:display-name="20% - Accent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" style:display-name="20% - Accent3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" style:display-name="20% - Accent3 4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" style:display-name="20% - Accent3 4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_32_2" style:display-name="20% - Accent3 4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3" style:display-name="20% - Accent3 4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" style:display-name="20% - Accent3 4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_32_2" style:display-name="20% - Accent3 4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4" style:display-name="20% - Accent3 4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" style:display-name="20% - Accent3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" style:display-name="20% - Accent3 4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_32_2" style:display-name="20% - Accent3 4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3" style:display-name="20% - Accent3 4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" style:display-name="20% - Accent3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_32_2" style:display-name="20% - Accent3 4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5" style:display-name="20% - Accent3 4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" style:display-name="20% - Accent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" style:display-name="20% - Accent3 5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" style:display-name="20% - Accent3 5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" style:display-name="20% - Accent3 5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_32_2" style:display-name="20% - Accent3 5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3" style:display-name="20% - Accent3 5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" style:display-name="20% - Accent3 5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_32_2" style:display-name="20% - Accent3 5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4" style:display-name="20% - Accent3 5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" style:display-name="20% - Accent3 5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" style:display-name="20% - Accent3 5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_32_2" style:display-name="20% - Accent3 5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3" style:display-name="20% - Accent3 5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" style:display-name="20% - Accent3 5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_32_2" style:display-name="20% - Accent3 5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5" style:display-name="20% - Accent3 5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" style:display-name="20% - Accent3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" style:display-name="20% - Accent3 6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" style:display-name="20% - Accent3 6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_32_2" style:display-name="20% - Accent3 6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3" style:display-name="20% - Accent3 6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" style:display-name="20% - Accent3 6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_32_2" style:display-name="20% - Accent3 6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4" style:display-name="20% - Accent3 6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" style:display-name="2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" style:display-name="2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_32_2" style:display-name="20% - Accent4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3" style:display-name="20% - Accent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" style:display-name="2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_32_2" style:display-name="20% - Accent4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4" style:display-name="20% - Accent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" style:display-name="20% - Accent4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" style:display-name="20% - Accent4 2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_32_2" style:display-name="20% - Accent4 2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3" style:display-name="20% - Accent4 2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" style:display-name="20% - Accent4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_32_2" style:display-name="20% - Accent4 2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5" style:display-name="20% - Accent4 2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" style:display-name="2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" style:display-name="2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" style:display-name="2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_32_2" style:display-name="20% - Accent4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3" style:display-name="20% - Accent4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" style:display-name="2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_32_2" style:display-name="20% - Accent4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4" style:display-name="20% - Accent4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" style:display-name="20% - Accent4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" style:display-name="20% - Accent4 3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_32_2" style:display-name="20% - Accent4 3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3" style:display-name="20% - Accent4 3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" style:display-name="20% - Accent4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_32_2" style:display-name="20% - Accent4 3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5" style:display-name="20% - Accent4 3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" style:display-name="20% - Accent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" style:display-name="2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" style:display-name="2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" style:display-name="2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_32_2" style:display-name="20% - Accent4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3" style:display-name="20% - Accent4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" style:display-name="2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_32_2" style:display-name="20% - Accent4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4" style:display-name="20% - Accent4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" style:display-name="20% - Accent4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" style:display-name="20% - Accent4 4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_32_2" style:display-name="20% - Accent4 4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3" style:display-name="20% - Accent4 4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" style:display-name="20% - Accent4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_32_2" style:display-name="20% - Accent4 4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5" style:display-name="20% - Accent4 4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" style:display-name="20% - Accent4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" style:display-name="2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" style:display-name="2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" style:display-name="2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_32_2" style:display-name="20% - Accent4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3" style:display-name="20% - Accent4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" style:display-name="2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_32_2" style:display-name="20% - Accent4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4" style:display-name="20% - Accent4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" style:display-name="20% - Accent4 5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" style:display-name="20% - Accent4 5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_32_2" style:display-name="20% - Accent4 5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3" style:display-name="20% - Accent4 5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" style:display-name="20% - Accent4 5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_32_2" style:display-name="20% - Accent4 5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5" style:display-name="20% - Accent4 5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" style:display-name="20% - Accent4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" style:display-name="20% - Accent4 6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" style:display-name="20% - Accent4 6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_32_2" style:display-name="20% - Accent4 6 2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3" style:display-name="20% - Accent4 6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" style:display-name="20% - Accent4 6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_32_2" style:display-name="20% - Accent4 6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4" style:display-name="20% - Accent4 6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" style:display-name="20% - Accent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" style:display-name="20% - Accent5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_32_2" style:display-name="20% - Accent5 2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3" style:display-name="20% - Accent5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" style:display-name="20% - Accent5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_32_2" style:display-name="20% - Accent5 2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4" style:display-name="20% - Accent5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" style:display-name="20% - Accent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" style:display-name="20% - Accent5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_32_2" style:display-name="20% - Accent5 2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3" style:display-name="20% - Accent5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" style:display-name="20% - Accent5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_32_2" style:display-name="20% - Accent5 2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5" style:display-name="20% - Accent5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" style:display-name="20% - Accent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" style:display-name="20% - Accent5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" style:display-name="20% - Accent5 3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_32_2" style:display-name="20% - Accent5 3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3" style:display-name="20% - Accent5 3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" style:display-name="20% - Accent5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_32_2" style:display-name="20% - Accent5 3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4" style:display-name="20% - Accent5 3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" style:display-name="20% - Accent5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" style:display-name="20% - Accent5 3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_32_2" style:display-name="20% - Accent5 3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3" style:display-name="20% - Accent5 3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" style:display-name="20% - Accent5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_32_2" style:display-name="20% - Accent5 3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5" style:display-name="20% - Accent5 3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" style:display-name="20% - Accent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" style:display-name="20% - Accent5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" style:display-name="20% - Accent5 4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" style:display-name="20% - Accent5 4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_32_2" style:display-name="20% - Accent5 4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3" style:display-name="20% - Accent5 4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" style:display-name="20% - Accent5 4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_32_2" style:display-name="20% - Accent5 4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4" style:display-name="20% - Accent5 4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" style:display-name="20% - Accent5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" style:display-name="20% - Accent5 4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_32_2" style:display-name="20% - Accent5 4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3" style:display-name="20% - Accent5 4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" style:display-name="20% - Accent5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_32_2" style:display-name="20% - Accent5 4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5" style:display-name="20% - Accent5 4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" style:display-name="20% - Accent5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" style:display-name="20% - Accent5 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" style:display-name="20% - Accent5 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" style:display-name="20% - Accent5 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_32_2" style:display-name="20% - Accent5 5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3" style:display-name="20% - Accent5 5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" style:display-name="20% - Accent5 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_32_2" style:display-name="20% - Accent5 5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4" style:display-name="20% - Accent5 5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" style:display-name="20% - Accent5 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" style:display-name="20% - Accent5 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_32_2" style:display-name="20% - Accent5 5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3" style:display-name="20% - Accent5 5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" style:display-name="20% - Accent5 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_32_2" style:display-name="20% - Accent5 5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5" style:display-name="20% - Accent5 5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" style:display-name="20% - Accent5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" style:display-name="20% - Accent5 6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" style:display-name="20% - Accent5 6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_32_2" style:display-name="20% - Accent5 6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3" style:display-name="20% - Accent5 6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" style:display-name="20% - Accent5 6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_32_2" style:display-name="20% - Accent5 6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4" style:display-name="20% - Accent5 6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" style:display-name="20% - Accent6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" style:display-name="20% - Accent6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_32_2" style:display-name="20% - Accent6 2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3" style:display-name="20% - Accent6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" style:display-name="20% - Accent6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_32_2" style:display-name="20% - Accent6 2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4" style:display-name="20% - Accent6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" style:display-name="20% - Accent6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" style:display-name="20% - Accent6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_32_2" style:display-name="20% - Accent6 2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3" style:display-name="20% - Accent6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" style:display-name="20% - Accent6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_32_2" style:display-name="20% - Accent6 2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5" style:display-name="20% - Accent6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" style:display-name="20% - Accent6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" style:display-name="20% - Accent6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" style:display-name="20% - Accent6 3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_32_2" style:display-name="20% - Accent6 3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3" style:display-name="20% - Accent6 3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" style:display-name="20% - Accent6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_32_2" style:display-name="20% - Accent6 3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4" style:display-name="20% - Accent6 3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" style:display-name="20% - Accent6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" style:display-name="20% - Accent6 3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_32_2" style:display-name="20% - Accent6 3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3" style:display-name="20% - Accent6 3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" style:display-name="20% - Accent6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_32_2" style:display-name="20% - Accent6 3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5" style:display-name="20% - Accent6 3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" style:display-name="20% - Accent6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" style:display-name="20% - Accent6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" style:display-name="20% - Accent6 4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" style:display-name="20% - Accent6 4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_32_2" style:display-name="20% - Accent6 4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3" style:display-name="20% - Accent6 4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" style:display-name="20% - Accent6 4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_32_2" style:display-name="20% - Accent6 4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4" style:display-name="20% - Accent6 4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" style:display-name="20% - Accent6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" style:display-name="20% - Accent6 4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_32_2" style:display-name="20% - Accent6 4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3" style:display-name="20% - Accent6 4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" style:display-name="20% - Accent6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_32_2" style:display-name="20% - Accent6 4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5" style:display-name="20% - Accent6 4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" style:display-name="20% - Accent6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" style:display-name="20% - Accent6 5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" style:display-name="20% - Accent6 5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" style:display-name="20% - Accent6 5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_32_2" style:display-name="20% - Accent6 5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3" style:display-name="20% - Accent6 5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" style:display-name="20% - Accent6 5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_32_2" style:display-name="20% - Accent6 5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4" style:display-name="20% - Accent6 5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" style:display-name="20% - Accent6 5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" style:display-name="20% - Accent6 5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_32_2" style:display-name="20% - Accent6 5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3" style:display-name="20% - Accent6 5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" style:display-name="20% - Accent6 5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_32_2" style:display-name="20% - Accent6 5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5" style:display-name="20% - Accent6 5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" style:display-name="20% - Accent6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" style:display-name="20% - Accent6 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" style:display-name="20% - Accent6 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_32_2" style:display-name="20% - Accent6 6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3" style:display-name="20% - Accent6 6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" style:display-name="20% - Accent6 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_32_2" style:display-name="20% - Accent6 6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4" style:display-name="20% - Accent6 6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" style:display-name="4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" style:display-name="4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_32_2" style:display-name="40% - Accent1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3" style:display-name="40% - Accent1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" style:display-name="4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_32_2" style:display-name="40% - Accent1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4" style:display-name="40% - Accent1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" style:display-name="40% - Accent1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" style:display-name="40% - Accent1 2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_32_2" style:display-name="40% - Accent1 2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3" style:display-name="40% - Accent1 2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" style:display-name="40% - Accent1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_32_2" style:display-name="40% - Accent1 2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5" style:display-name="40% - Accent1 2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" style:display-name="4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" style:display-name="4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" style:display-name="4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_32_2" style:display-name="40% - Accent1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3" style:display-name="40% - Accent1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" style:display-name="4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_32_2" style:display-name="40% - Accent1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4" style:display-name="40% - Accent1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" style:display-name="40% - Accent1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" style:display-name="40% - Accent1 3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_32_2" style:display-name="40% - Accent1 3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3" style:display-name="40% - Accent1 3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" style:display-name="40% - Accent1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_32_2" style:display-name="40% - Accent1 3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5" style:display-name="40% - Accent1 3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" style:display-name="40% - Accent1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" style:display-name="4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" style:display-name="4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" style:display-name="4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_32_2" style:display-name="40% - Accent1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3" style:display-name="40% - Accent1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" style:display-name="4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_32_2" style:display-name="40% - Accent1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4" style:display-name="40% - Accent1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" style:display-name="40% - Accent1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" style:display-name="40% - Accent1 4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_32_2" style:display-name="40% - Accent1 4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3" style:display-name="40% - Accent1 4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" style:display-name="40% - Accent1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_32_2" style:display-name="40% - Accent1 4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5" style:display-name="40% - Accent1 4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" style:display-name="40% - Accent1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" style:display-name="4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" style:display-name="4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" style:display-name="4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_32_2" style:display-name="40% - Accent1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3" style:display-name="40% - Accent1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" style:display-name="4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_32_2" style:display-name="40% - Accent1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4" style:display-name="40% - Accent1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" style:display-name="40% - Accent1 5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" style:display-name="40% - Accent1 5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_32_2" style:display-name="40% - Accent1 5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3" style:display-name="40% - Accent1 5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" style:display-name="40% - Accent1 5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_32_2" style:display-name="40% - Accent1 5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5" style:display-name="40% - Accent1 5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" style:display-name="40% - Accent1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" style:display-name="40% - Accent1 6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" style:display-name="40% - Accent1 6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_32_2" style:display-name="40% - Accent1 6 2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3" style:display-name="40% - Accent1 6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" style:display-name="40% - Accent1 6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_32_2" style:display-name="40% - Accent1 6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4" style:display-name="40% - Accent1 6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" style:display-name="40% - Accent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" style:display-name="40% - Accent2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_32_2" style:display-name="40% - Accent2 2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3" style:display-name="40% - Accent2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" style:display-name="40% - Accent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_32_2" style:display-name="40% - Accent2 2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4" style:display-name="40% - Accent2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" style:display-name="40% - Accent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" style:display-name="40% - Accent2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_32_2" style:display-name="40% - Accent2 2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3" style:display-name="40% - Accent2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" style:display-name="40% - Accent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_32_2" style:display-name="40% - Accent2 2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5" style:display-name="40% - Accent2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" style:display-name="40% - Accent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" style:display-name="40% - Accent2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" style:display-name="40% - Accent2 3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_32_2" style:display-name="40% - Accent2 3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3" style:display-name="40% - Accent2 3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" style:display-name="40% - Accent2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_32_2" style:display-name="40% - Accent2 3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4" style:display-name="40% - Accent2 3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" style:display-name="40% - Accent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" style:display-name="40% - Accent2 3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_32_2" style:display-name="40% - Accent2 3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3" style:display-name="40% - Accent2 3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" style:display-name="40% - Accent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_32_2" style:display-name="40% - Accent2 3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5" style:display-name="40% - Accent2 3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" style:display-name="40% - Accent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" style:display-name="40% - Accent2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" style:display-name="40% - Accent2 4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" style:display-name="40% - Accent2 4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_32_2" style:display-name="40% - Accent2 4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3" style:display-name="40% - Accent2 4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" style:display-name="40% - Accent2 4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_32_2" style:display-name="40% - Accent2 4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4" style:display-name="40% - Accent2 4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" style:display-name="40% - Accent2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" style:display-name="40% - Accent2 4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_32_2" style:display-name="40% - Accent2 4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3" style:display-name="40% - Accent2 4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" style:display-name="40% - Accent2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_32_2" style:display-name="40% - Accent2 4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5" style:display-name="40% - Accent2 4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" style:display-name="40% - Accent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" style:display-name="40% - Accent2 5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" style:display-name="40% - Accent2 5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" style:display-name="40% - Accent2 5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_32_2" style:display-name="40% - Accent2 5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3" style:display-name="40% - Accent2 5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" style:display-name="40% - Accent2 5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_32_2" style:display-name="40% - Accent2 5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4" style:display-name="40% - Accent2 5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" style:display-name="40% - Accent2 5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" style:display-name="40% - Accent2 5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_32_2" style:display-name="40% - Accent2 5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3" style:display-name="40% - Accent2 5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" style:display-name="40% - Accent2 5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_32_2" style:display-name="40% - Accent2 5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5" style:display-name="40% - Accent2 5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" style:display-name="40% - Accent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" style:display-name="40% - Accent2 6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" style:display-name="40% - Accent2 6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_32_2" style:display-name="40% - Accent2 6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3" style:display-name="40% - Accent2 6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" style:display-name="40% - Accent2 6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_32_2" style:display-name="40% - Accent2 6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4" style:display-name="40% - Accent2 6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" style:display-name="40% - Accent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" style:display-name="40% - Accent3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_32_2" style:display-name="40% - Accent3 2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3" style:display-name="40% - Accent3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" style:display-name="40% - Accent3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_32_2" style:display-name="40% - Accent3 2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4" style:display-name="40% - Accent3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" style:display-name="40% - Accent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" style:display-name="40% - Accent3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_32_2" style:display-name="40% - Accent3 2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3" style:display-name="40% - Accent3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" style:display-name="40% - Accent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_32_2" style:display-name="40% - Accent3 2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5" style:display-name="40% - Accent3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" style:display-name="40% - Accent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" style:display-name="40% - Accent3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" style:display-name="40% - Accent3 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_32_2" style:display-name="40% - Accent3 3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3" style:display-name="40% - Accent3 3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" style:display-name="40% - Accent3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_32_2" style:display-name="40% - Accent3 3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4" style:display-name="40% - Accent3 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" style:display-name="40% - Accent3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" style:display-name="40% - Accent3 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_32_2" style:display-name="40% - Accent3 3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3" style:display-name="40% - Accent3 3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" style:display-name="40% - Accent3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_32_2" style:display-name="40% - Accent3 3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5" style:display-name="40% - Accent3 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" style:display-name="40% - Accent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" style:display-name="40% - Accent3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" style:display-name="40% - Accent3 4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" style:display-name="40% - Accent3 4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_32_2" style:display-name="40% - Accent3 4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3" style:display-name="40% - Accent3 4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" style:display-name="40% - Accent3 4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_32_2" style:display-name="40% - Accent3 4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4" style:display-name="40% - Accent3 4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" style:display-name="40% - Accent3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" style:display-name="40% - Accent3 4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_32_2" style:display-name="40% - Accent3 4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3" style:display-name="40% - Accent3 4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" style:display-name="40% - Accent3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_32_2" style:display-name="40% - Accent3 4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5" style:display-name="40% - Accent3 4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" style:display-name="40% - Accent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" style:display-name="40% - Accent3 5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" style:display-name="40% - Accent3 5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" style:display-name="40% - Accent3 5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_32_2" style:display-name="40% - Accent3 5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3" style:display-name="40% - Accent3 5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" style:display-name="40% - Accent3 5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_32_2" style:display-name="40% - Accent3 5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4" style:display-name="40% - Accent3 5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" style:display-name="40% - Accent3 5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" style:display-name="40% - Accent3 5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_32_2" style:display-name="40% - Accent3 5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3" style:display-name="40% - Accent3 5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" style:display-name="40% - Accent3 5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_32_2" style:display-name="40% - Accent3 5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5" style:display-name="40% - Accent3 5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" style:display-name="40% - Accent3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" style:display-name="40% - Accent3 6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" style:display-name="40% - Accent3 6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_32_2" style:display-name="40% - Accent3 6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3" style:display-name="40% - Accent3 6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" style:display-name="40% - Accent3 6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_32_2" style:display-name="40% - Accent3 6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4" style:display-name="40% - Accent3 6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" style:display-name="4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" style:display-name="4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_32_2" style:display-name="40% - Accent4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3" style:display-name="40% - Accent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" style:display-name="4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_32_2" style:display-name="40% - Accent4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4" style:display-name="40% - Accent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" style:display-name="40% - Accent4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" style:display-name="40% - Accent4 2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_32_2" style:display-name="40% - Accent4 2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3" style:display-name="40% - Accent4 2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" style:display-name="40% - Accent4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_32_2" style:display-name="40% - Accent4 2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5" style:display-name="40% - Accent4 2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" style:display-name="4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" style:display-name="4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" style:display-name="4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_32_2" style:display-name="40% - Accent4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3" style:display-name="40% - Accent4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" style:display-name="4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_32_2" style:display-name="40% - Accent4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4" style:display-name="40% - Accent4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" style:display-name="40% - Accent4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" style:display-name="40% - Accent4 3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_32_2" style:display-name="40% - Accent4 3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3" style:display-name="40% - Accent4 3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" style:display-name="40% - Accent4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_32_2" style:display-name="40% - Accent4 3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5" style:display-name="40% - Accent4 3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" style:display-name="40% - Accent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" style:display-name="4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" style:display-name="4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" style:display-name="4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_32_2" style:display-name="40% - Accent4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3" style:display-name="40% - Accent4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" style:display-name="4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_32_2" style:display-name="40% - Accent4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4" style:display-name="40% - Accent4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" style:display-name="40% - Accent4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" style:display-name="40% - Accent4 4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_32_2" style:display-name="40% - Accent4 4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3" style:display-name="40% - Accent4 4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" style:display-name="40% - Accent4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_32_2" style:display-name="40% - Accent4 4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5" style:display-name="40% - Accent4 4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" style:display-name="40% - Accent4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" style:display-name="4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" style:display-name="4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" style:display-name="4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_32_2" style:display-name="40% - Accent4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3" style:display-name="40% - Accent4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" style:display-name="4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_32_2" style:display-name="40% - Accent4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4" style:display-name="40% - Accent4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" style:display-name="40% - Accent4 5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" style:display-name="40% - Accent4 5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_32_2" style:display-name="40% - Accent4 5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3" style:display-name="40% - Accent4 5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" style:display-name="40% - Accent4 5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_32_2" style:display-name="40% - Accent4 5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5" style:display-name="40% - Accent4 5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" style:display-name="40% - Accent4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" style:display-name="40% - Accent4 6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" style:display-name="40% - Accent4 6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_32_2" style:display-name="40% - Accent4 6 2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3" style:display-name="40% - Accent4 6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" style:display-name="40% - Accent4 6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_32_2" style:display-name="40% - Accent4 6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4" style:display-name="40% - Accent4 6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" style:display-name="40% - Accent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" style:display-name="40% - Accent5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_32_2" style:display-name="40% - Accent5 2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3" style:display-name="40% - Accent5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" style:display-name="40% - Accent5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_32_2" style:display-name="40% - Accent5 2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4" style:display-name="40% - Accent5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" style:display-name="40% - Accent5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" style:display-name="40% - Accent5 2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_32_2" style:display-name="40% - Accent5 2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3" style:display-name="40% - Accent5 2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" style:display-name="40% - Accent5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_32_2" style:display-name="40% - Accent5 2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5" style:display-name="40% - Accent5 2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" style:display-name="40% - Accent5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" style:display-name="40% - Accent5 3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" style:display-name="40% - Accent5 3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_32_2" style:display-name="40% - Accent5 3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3" style:display-name="40% - Accent5 3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" style:display-name="40% - Accent5 3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_32_2" style:display-name="40% - Accent5 3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4" style:display-name="40% - Accent5 3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" style:display-name="40% - Accent5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" style:display-name="40% - Accent5 3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_32_2" style:display-name="40% - Accent5 3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3" style:display-name="40% - Accent5 3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" style:display-name="40% - Accent5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_32_2" style:display-name="40% - Accent5 3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5" style:display-name="40% - Accent5 3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" style:display-name="40% - Accent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" style:display-name="40% - Accent5 4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" style:display-name="40% - Accent5 4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" style:display-name="40% - Accent5 4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_32_2" style:display-name="40% - Accent5 4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3" style:display-name="40% - Accent5 4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" style:display-name="40% - Accent5 4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_32_2" style:display-name="40% - Accent5 4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4" style:display-name="40% - Accent5 4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" style:display-name="40% - Accent5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" style:display-name="40% - Accent5 4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_32_2" style:display-name="40% - Accent5 4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3" style:display-name="40% - Accent5 4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" style:display-name="40% - Accent5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_32_2" style:display-name="40% - Accent5 4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5" style:display-name="40% - Accent5 4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" style:display-name="40% - Accent5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" style:display-name="40% - Accent5 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" style:display-name="40% - Accent5 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" style:display-name="40% - Accent5 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_32_2" style:display-name="40% - Accent5 5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3" style:display-name="40% - Accent5 5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" style:display-name="40% - Accent5 5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_32_2" style:display-name="40% - Accent5 5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4" style:display-name="40% - Accent5 5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" style:display-name="40% - Accent5 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" style:display-name="40% - Accent5 5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_32_2" style:display-name="40% - Accent5 5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3" style:display-name="40% - Accent5 5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" style:display-name="40% - Accent5 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_32_2" style:display-name="40% - Accent5 5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5" style:display-name="40% - Accent5 5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" style:display-name="40% - Accent5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" style:display-name="40% - Accent5 6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" style:display-name="40% - Accent5 6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_32_2" style:display-name="40% - Accent5 6 2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3" style:display-name="40% - Accent5 6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" style:display-name="40% - Accent5 6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_32_2" style:display-name="40% - Accent5 6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4" style:display-name="40% - Accent5 6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" style:display-name="40% - Accent6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" style:display-name="40% - Accent6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_32_2" style:display-name="40% - Accent6 2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3" style:display-name="40% - Accent6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" style:display-name="40% - Accent6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_32_2" style:display-name="40% - Accent6 2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4" style:display-name="40% - Accent6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" style:display-name="40% - Accent6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" style:display-name="40% - Accent6 2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_32_2" style:display-name="40% - Accent6 2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3" style:display-name="40% - Accent6 2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" style:display-name="40% - Accent6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_32_2" style:display-name="40% - Accent6 2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5" style:display-name="40% - Accent6 2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" style:display-name="40% - Accent6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" style:display-name="40% - Accent6 3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" style:display-name="40% - Accent6 3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_32_2" style:display-name="40% - Accent6 3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3" style:display-name="40% - Accent6 3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" style:display-name="40% - Accent6 3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_32_2" style:display-name="40% - Accent6 3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4" style:display-name="40% - Accent6 3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" style:display-name="40% - Accent6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" style:display-name="40% - Accent6 3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_32_2" style:display-name="40% - Accent6 3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3" style:display-name="40% - Accent6 3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" style:display-name="40% - Accent6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_32_2" style:display-name="40% - Accent6 3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5" style:display-name="40% - Accent6 3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" style:display-name="40% - Accent6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" style:display-name="40% - Accent6 4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" style:display-name="40% - Accent6 4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" style:display-name="40% - Accent6 4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_32_2" style:display-name="40% - Accent6 4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3" style:display-name="40% - Accent6 4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" style:display-name="40% - Accent6 4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_32_2" style:display-name="40% - Accent6 4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4" style:display-name="40% - Accent6 4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" style:display-name="40% - Accent6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" style:display-name="40% - Accent6 4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_32_2" style:display-name="40% - Accent6 4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3" style:display-name="40% - Accent6 4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" style:display-name="40% - Accent6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_32_2" style:display-name="40% - Accent6 4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5" style:display-name="40% - Accent6 4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" style:display-name="40% - Accent6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" style:display-name="40% - Accent6 5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" style:display-name="40% - Accent6 5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" style:display-name="40% - Accent6 5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_32_2" style:display-name="40% - Accent6 5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3" style:display-name="40% - Accent6 5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" style:display-name="40% - Accent6 5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_32_2" style:display-name="40% - Accent6 5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4" style:display-name="40% - Accent6 5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" style:display-name="40% - Accent6 5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" style:display-name="40% - Accent6 5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_32_2" style:display-name="40% - Accent6 5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3" style:display-name="40% - Accent6 5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" style:display-name="40% - Accent6 5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_32_2" style:display-name="40% - Accent6 5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5" style:display-name="40% - Accent6 5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" style:display-name="40% - Accent6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" style:display-name="40% - Accent6 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" style:display-name="40% - Accent6 6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_32_2" style:display-name="40% - Accent6 6 2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3" style:display-name="40% - Accent6 6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" style:display-name="40% - Accent6 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_32_2" style:display-name="40% - Accent6 6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4" style:display-name="40% - Accent6 6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_32_2" style:display-name="60% - Accent1 2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3" style:display-name="60% - Accent1 2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_32_2" style:display-name="60% - Accent1 3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3" style:display-name="60% - Accent1 3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_32_2" style:display-name="60% - Accent1 4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3" style:display-name="60% - Accent1 4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_32_2" style:display-name="60% - Accent1 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3" style:display-name="60% - Accent1 5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_32_2" style:display-name="60% - Accent1 6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_32_2" style:display-name="60% - Accent2 2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3" style:display-name="60% - Accent2 2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_32_2" style:display-name="60% - Accent2 3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3" style:display-name="60% - Accent2 3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_32_2" style:display-name="60% - Accent2 4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3" style:display-name="60% - Accent2 4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_32_2" style:display-name="60% - Accent2 5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3" style:display-name="60% - Accent2 5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_32_2" style:display-name="60% - Accent2 6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_32_2" style:display-name="60% - Accent3 2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3" style:display-name="60% - Accent3 2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_32_2" style:display-name="60% - Accent3 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3" style:display-name="60% - Accent3 3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_32_2" style:display-name="60% - Accent3 4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3" style:display-name="60% - Accent3 4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_32_2" style:display-name="60% - Accent3 5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3" style:display-name="60% - Accent3 5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_32_2" style:display-name="60% - Accent3 6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_32_2" style:display-name="60% - Accent4 2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3" style:display-name="60% - Accent4 2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_32_2" style:display-name="60% - Accent4 3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3" style:display-name="60% - Accent4 3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_32_2" style:display-name="60% - Accent4 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3" style:display-name="60% - Accent4 4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_32_2" style:display-name="60% - Accent4 5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3" style:display-name="60% - Accent4 5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_32_2" style:display-name="60% - Accent4 6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_32_2" style:display-name="60% - Accent5 2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3" style:display-name="60% - Accent5 2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_32_2" style:display-name="60% - Accent5 3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3" style:display-name="60% - Accent5 3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_32_2" style:display-name="60% - Accent5 4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3" style:display-name="60% - Accent5 4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_32_2" style:display-name="60% - Accent5 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3" style:display-name="60% - Accent5 5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_32_2" style:display-name="60% - Accent5 6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_32_2" style:display-name="60% - Accent6 2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3" style:display-name="60% - Accent6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_32_2" style:display-name="60% - Accent6 3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3" style:display-name="60% - Accent6 3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_32_2" style:display-name="60% - Accent6 4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3" style:display-name="60% - Accent6 4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_32_2" style:display-name="60% - Accent6 5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3" style:display-name="60% - Accent6 5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_32_2" style:display-name="60% - Accent6 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" style:display-name="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_32_2" style:display-name="Accent1 2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3" style:display-name="Accent1 2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" style:display-name="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_32_2" style:display-name="Accent1 3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3" style:display-name="Accent1 3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" style:display-name="Accent1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" style:display-name="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_32_2" style:display-name="Accent1 4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3" style:display-name="Accent1 4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" style:display-name="Accent1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" style:display-name="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_32_2" style:display-name="Accent1 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3" style:display-name="Accent1 5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" style:display-name="Accent1 6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_32_2" style:display-name="Accent1 6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" style:display-name="Accent2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_32_2" style:display-name="Accent2 2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3" style:display-name="Accent2 2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" style:display-name="Accent2 3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_32_2" style:display-name="Accent2 3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3" style:display-name="Accent2 3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" style:display-name="Accent2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" style:display-name="Accent2 4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_32_2" style:display-name="Accent2 4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3" style:display-name="Accent2 4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" style:display-name="Accent2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" style:display-name="Accent2 5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_32_2" style:display-name="Accent2 5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3" style:display-name="Accent2 5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" style:display-name="Accent2 6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_32_2" style:display-name="Accent2 6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" style:display-name="Accent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_32_2" style:display-name="Accent3 2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3" style:display-name="Accent3 2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" style:display-name="Accent3 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_32_2" style:display-name="Accent3 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3" style:display-name="Accent3 3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" style:display-name="Accent3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" style:display-name="Accent3 4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_32_2" style:display-name="Accent3 4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3" style:display-name="Accent3 4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" style:display-name="Accent3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" style:display-name="Accent3 5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_32_2" style:display-name="Accent3 5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3" style:display-name="Accent3 5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" style:display-name="Accent3 6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_32_2" style:display-name="Accent3 6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" style:display-name="Accent4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_32_2" style:display-name="Accent4 2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3" style:display-name="Accent4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" style:display-name="Accent4 3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_32_2" style:display-name="Accent4 3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3" style:display-name="Accent4 3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" style:display-name="Accent4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" style:display-name="Accent4 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_32_2" style:display-name="Accent4 4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3" style:display-name="Accent4 4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" style:display-name="Accent4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" style:display-name="Accent4 5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_32_2" style:display-name="Accent4 5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3" style:display-name="Accent4 5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" style:display-name="Accent4 6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_32_2" style:display-name="Accent4 6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" style:display-name="Accent5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_32_2" style:display-name="Accent5 2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3" style:display-name="Accent5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" style:display-name="Accent5 3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_32_2" style:display-name="Accent5 3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3" style:display-name="Accent5 3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" style:display-name="Accent5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" style:display-name="Accent5 4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_32_2" style:display-name="Accent5 4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3" style:display-name="Accent5 4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" style:display-name="Accent5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" style:display-name="Accent5 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_32_2" style:display-name="Accent5 5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3" style:display-name="Accent5 5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" style:display-name="Accent5 6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_32_2" style:display-name="Accent5 6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" style:display-name="Accent6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_32_2" style:display-name="Accent6 2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3" style:display-name="Accent6 2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" style:display-name="Accent6 3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_32_2" style:display-name="Accent6 3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3" style:display-name="Accent6 3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" style:display-name="Accent6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" style:display-name="Accent6 4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_32_2" style:display-name="Accent6 4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3" style:display-name="Accent6 4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" style:display-name="Accent6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" style:display-name="Accent6 5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_32_2" style:display-name="Accent6 5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3" style:display-name="Accent6 5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" style:display-name="Accent6 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_32_2" style:display-name="Accent6 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_197_rMndDag_32_2" style:display-name="ÅrMndDag 2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2" style:display-name="B&amp;W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2" style:display-name="B&amp;Wbold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" style:display-name="Bad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_32_2" style:display-name="Bad 2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3" style:display-name="Bad 2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" style:display-name="Bad 3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_32_2" style:display-name="Bad 3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3" style:display-name="Bad 3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" style:display-name="Bad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" style:display-name="Bad 4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_32_2" style:display-name="Bad 4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3" style:display-name="Bad 4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" style:display-name="Bad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" style:display-name="Bad 5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_32_2" style:display-name="Bad 5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3" style:display-name="Bad 5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" style:display-name="Bad 6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_32_2" style:display-name="Bad 6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old_32_11" style:display-name="Bold 11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ld_32_11_32_2" style:display-name="Bold 11 2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2" style:display-name="Border 2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3" style:display-name="Border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Brand_32_Default_32_2" style:display-name="Brand Default 2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Blue_32_2" style:display-name="Calc - Blue 2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Feed_32_2" style:display-name="Calc - Feed 2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_32_2" style:display-name="Calc - Green 2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Grey_32_2" style:display-name="Calc - Grey 2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_32_-_32_White_32_2" style:display-name="Calc - White 2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_32_2" style:display-name="Calc 2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_32_2" style:display-name="Calculation 2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3" style:display-name="Calculation 2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_32_2" style:display-name="Calculation 3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3" style:display-name="Calculation 3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_32_2" style:display-name="Calculation 4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3" style:display-name="Calculation 4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_32_2" style:display-name="Calculation 5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3" style:display-name="Calculation 5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_32_2" style:display-name="Calculation 6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aption_32_2" style:display-name="Caption 2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2" style:display-name="Celkem 2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_32_2" style:display-name="Check Cell 2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3" style:display-name="Check Cell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_32_2" style:display-name="Check Cell 3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3" style:display-name="Check Cell 3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_32_2" style:display-name="Check Cell 4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3" style:display-name="Check Cell 4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_32_2" style:display-name="Check Cell 5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3" style:display-name="Check Cell 5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_32_2" style:display-name="Check Cell 6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2" style:display-name="ColHead 2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_32_10" style:display-name="Comma 10" style:family="table-cell" style:data-style-name="N51"/>
    <style:style style:name="Comma_32_10_32_2" style:display-name="Comma 10 2" style:family="table-cell" style:data-style-name="N51"/>
    <style:style style:name="Comma_32_10_32_2_32_2" style:display-name="Comma 10 2 2" style:family="table-cell" style:data-style-name="N51"/>
    <style:style style:name="Comma_32_10_32_2_32_2_32_2" style:display-name="Comma 10 2 2 2" style:family="table-cell" style:data-style-name="N51"/>
    <style:style style:name="Comma_32_10_32_2_32_3" style:display-name="Comma 10 2 3" style:family="table-cell" style:data-style-name="N51"/>
    <style:style style:name="Comma_32_10_32_2_32_3_32_2" style:display-name="Comma 10 2 3 2" style:family="table-cell" style:data-style-name="N51"/>
    <style:style style:name="Comma_32_10_32_2_32_4" style:display-name="Comma 10 2 4" style:family="table-cell" style:data-style-name="N51"/>
    <style:style style:name="Comma_32_10_32_3" style:display-name="Comma 10 3" style:family="table-cell" style:data-style-name="N51"/>
    <style:style style:name="Comma_32_10_32_3_32_2" style:display-name="Comma 10 3 2" style:family="table-cell" style:data-style-name="N51"/>
    <style:style style:name="Comma_32_10_32_4" style:display-name="Comma 10 4" style:family="table-cell" style:data-style-name="N51"/>
    <style:style style:name="Comma_32_11" style:display-name="Comma 11" style:family="table-cell" style:data-style-name="N51"/>
    <style:style style:name="Comma_32_11_32_2" style:display-name="Comma 11 2" style:family="table-cell" style:data-style-name="N51"/>
    <style:style style:name="Comma_32_11_32_2_32_2" style:display-name="Comma 11 2 2" style:family="table-cell" style:data-style-name="N51"/>
    <style:style style:name="Comma_32_11_32_3" style:display-name="Comma 11 3" style:family="table-cell" style:data-style-name="N51"/>
    <style:style style:name="Comma_32_12" style:display-name="Comma 12" style:family="table-cell" style:data-style-name="N51"/>
    <style:style style:name="Comma_32_12_32_2" style:display-name="Comma 12 2" style:family="table-cell" style:data-style-name="N51"/>
    <style:style style:name="Comma_32_13" style:display-name="Comma 13" style:family="table-cell" style:data-style-name="N51"/>
    <style:style style:name="Comma_32_13_32_2" style:display-name="Comma 13 2" style:family="table-cell" style:data-style-name="N51"/>
    <style:style style:name="Comma_32_2" style:display-name="Comma 2" style:family="table-cell" style:data-style-name="N51"/>
    <style:style style:name="Comma_32_2_32_2" style:display-name="Comma 2 2" style:family="table-cell" style:data-style-name="N51"/>
    <style:style style:name="Comma_32_2_32_2_32_2" style:display-name="Comma 2 2 2" style:family="table-cell" style:data-style-name="N51"/>
    <style:style style:name="Comma_32_2_32_2_32_2_32_2" style:display-name="Comma 2 2 2 2" style:family="table-cell" style:data-style-name="N51"/>
    <style:style style:name="Comma_32_2_32_2_32_2_32_2_32_2" style:display-name="Comma 2 2 2 2 2" style:family="table-cell" style:data-style-name="N51"/>
    <style:style style:name="Comma_32_2_32_2_32_2_32_3" style:display-name="Comma 2 2 2 3" style:family="table-cell" style:data-style-name="N51"/>
    <style:style style:name="Comma_32_2_32_2_32_3" style:display-name="Comma 2 2 3" style:family="table-cell" style:data-style-name="N51"/>
    <style:style style:name="Comma_32_2_32_2_32_3_32_2" style:display-name="Comma 2 2 3 2" style:family="table-cell" style:data-style-name="N51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4_32_2_32_2" style:display-name="Comma 2 2 4 2 2" style:family="table-cell" style:data-style-name="N51"/>
    <style:style style:name="Comma_32_2_32_2_32_4_32_3" style:display-name="Comma 2 2 4 3" style:family="table-cell" style:data-style-name="N51"/>
    <style:style style:name="Comma_32_2_32_2_32_5" style:display-name="Comma 2 2 5" style:family="table-cell" style:data-style-name="N51"/>
    <style:style style:name="Comma_32_2_32_2_32_5_32_2" style:display-name="Comma 2 2 5 2" style:family="table-cell" style:data-style-name="N51"/>
    <style:style style:name="Comma_32_2_32_2_32_6" style:display-name="Comma 2 2 6" style:family="table-cell" style:data-style-name="N51"/>
    <style:style style:name="Comma_32_2_32_3" style:display-name="Comma 2 3" style:family="table-cell" style:data-style-name="N51"/>
    <style:style style:name="Comma_32_2_32_3_32_2" style:display-name="Comma 2 3 2" style:family="table-cell" style:data-style-name="N51"/>
    <style:style style:name="Comma_32_2_32_4" style:display-name="Comma 2 4" style:family="table-cell" style:data-style-name="N51"/>
    <style:style style:name="Comma_32_2_32_4_32_2" style:display-name="Comma 2 4 2" style:family="table-cell" style:data-style-name="N51"/>
    <style:style style:name="Comma_32_2_32_5" style:display-name="Comma 2 5" style:family="table-cell" style:data-style-name="N51"/>
    <style:style style:name="Comma_32_2_32_5_32_2" style:display-name="Comma 2 5 2" style:family="table-cell" style:data-style-name="N51"/>
    <style:style style:name="Comma_32_2_32_6" style:display-name="Comma 2 6" style:family="table-cell" style:data-style-name="N51"/>
    <style:style style:name="Comma_32_2_32_6_32_2" style:display-name="Comma 2 6 2" style:family="table-cell" style:data-style-name="N51"/>
    <style:style style:name="Comma_32_2_32_7" style:display-name="Comma 2 7" style:family="table-cell" style:data-style-name="N51"/>
    <style:style style:name="Comma_32_2_32_7_32_2" style:display-name="Comma 2 7 2" style:family="table-cell" style:data-style-name="N51"/>
    <style:style style:name="Comma_32_2_32_8" style:display-name="Comma 2 8" style:family="table-cell" style:data-style-name="N51"/>
    <style:style style:name="Comma_32_3" style:display-name="Comma 3" style:family="table-cell" style:data-style-name="N51"/>
    <style:style style:name="Comma_32_3_32_2" style:display-name="Comma 3 2" style:family="table-cell" style:data-style-name="N51"/>
    <style:style style:name="Comma_32_3_32_2_32_2" style:display-name="Comma 3 2 2" style:family="table-cell" style:data-style-name="N51"/>
    <style:style style:name="Comma_32_3_32_2_32_2_32_2" style:display-name="Comma 3 2 2 2" style:family="table-cell" style:data-style-name="N51"/>
    <style:style style:name="Comma_32_3_32_2_32_3" style:display-name="Comma 3 2 3" style:family="table-cell" style:data-style-name="N51"/>
    <style:style style:name="Comma_32_3_32_3" style:display-name="Comma 3 3" style:family="table-cell" style:data-style-name="N51"/>
    <style:style style:name="Comma_32_3_32_3_32_2" style:display-name="Comma 3 3 2" style:family="table-cell" style:data-style-name="N51"/>
    <style:style style:name="Comma_32_3_32_4" style:display-name="Comma 3 4" style:family="table-cell" style:data-style-name="N51"/>
    <style:style style:name="Comma_32_3_32_4_32_2" style:display-name="Comma 3 4 2" style:family="table-cell" style:data-style-name="N51"/>
    <style:style style:name="Comma_32_3_32_5" style:display-name="Comma 3 5" style:family="table-cell" style:data-style-name="N51"/>
    <style:style style:name="Comma_32_3_32_5_32_2" style:display-name="Comma 3 5 2" style:family="table-cell" style:data-style-name="N51"/>
    <style:style style:name="Comma_32_3_32_6" style:display-name="Comma 3 6" style:family="table-cell" style:data-style-name="N51"/>
    <style:style style:name="Comma_32_3_32_7" style:display-name="Comma 3 7" style:family="table-cell" style:data-style-name="N51"/>
    <style:style style:name="Comma_32_4" style:display-name="Comma 4" style:family="table-cell" style:data-style-name="N51"/>
    <style:style style:name="Comma_32_4_32_2" style:display-name="Comma 4 2" style:family="table-cell" style:data-style-name="N51"/>
    <style:style style:name="Comma_32_4_32_2_32_2" style:display-name="Comma 4 2 2" style:family="table-cell" style:data-style-name="N51"/>
    <style:style style:name="Comma_32_4_32_3" style:display-name="Comma 4 3" style:family="table-cell" style:data-style-name="N51"/>
    <style:style style:name="Comma_32_5" style:display-name="Comma 5" style:family="table-cell" style:data-style-name="N51"/>
    <style:style style:name="Comma_32_5_32_2" style:display-name="Comma 5 2" style:family="table-cell" style:data-style-name="N51"/>
    <style:style style:name="Comma_32_5_32_2_32_2" style:display-name="Comma 5 2 2" style:family="table-cell" style:data-style-name="N51"/>
    <style:style style:name="Comma_32_5_32_2_32_2_32_2" style:display-name="Comma 5 2 2 2" style:family="table-cell" style:data-style-name="N51"/>
    <style:style style:name="Comma_32_5_32_2_32_3" style:display-name="Comma 5 2 3" style:family="table-cell" style:data-style-name="N51"/>
    <style:style style:name="Comma_32_5_32_3" style:display-name="Comma 5 3" style:family="table-cell" style:data-style-name="N51"/>
    <style:style style:name="Comma_32_5_32_3_32_2" style:display-name="Comma 5 3 2" style:family="table-cell" style:data-style-name="N51"/>
    <style:style style:name="Comma_32_5_32_4" style:display-name="Comma 5 4" style:family="table-cell" style:data-style-name="N51"/>
    <style:style style:name="Comma_32_6" style:display-name="Comma 6" style:family="table-cell" style:data-style-name="N51"/>
    <style:style style:name="Comma_32_6_32_2" style:display-name="Comma 6 2" style:family="table-cell" style:data-style-name="N51"/>
    <style:style style:name="Comma_32_6_32_2_32_2" style:display-name="Comma 6 2 2" style:family="table-cell" style:data-style-name="N51"/>
    <style:style style:name="Comma_32_6_32_3" style:display-name="Comma 6 3" style:family="table-cell" style:data-style-name="N51"/>
    <style:style style:name="Comma_32_7" style:display-name="Comma 7" style:family="table-cell" style:data-style-name="N51"/>
    <style:style style:name="Comma_32_7_32_2" style:display-name="Comma 7 2" style:family="table-cell" style:data-style-name="N51"/>
    <style:style style:name="Comma_32_7_32_2_32_2" style:display-name="Comma 7 2 2" style:family="table-cell" style:data-style-name="N51"/>
    <style:style style:name="Comma_32_7_32_2_32_2_32_2" style:display-name="Comma 7 2 2 2" style:family="table-cell" style:data-style-name="N51"/>
    <style:style style:name="Comma_32_7_32_2_32_3" style:display-name="Comma 7 2 3" style:family="table-cell" style:data-style-name="N51"/>
    <style:style style:name="Comma_32_7_32_3" style:display-name="Comma 7 3" style:family="table-cell" style:data-style-name="N51"/>
    <style:style style:name="Comma_32_7_32_3_32_2" style:display-name="Comma 7 3 2" style:family="table-cell" style:data-style-name="N51"/>
    <style:style style:name="Comma_32_7_32_4" style:display-name="Comma 7 4" style:family="table-cell" style:data-style-name="N51"/>
    <style:style style:name="Comma_32_7_32_4_32_2" style:display-name="Comma 7 4 2" style:family="table-cell" style:data-style-name="N51"/>
    <style:style style:name="Comma_32_7_32_5" style:display-name="Comma 7 5" style:family="table-cell" style:data-style-name="N51"/>
    <style:style style:name="Comma_32_7_32_6" style:display-name="Comma 7 6" style:family="table-cell" style:data-style-name="N51"/>
    <style:style style:name="Comma_32_8" style:display-name="Comma 8" style:family="table-cell" style:data-style-name="N51"/>
    <style:style style:name="Comma_32_8_32_2" style:display-name="Comma 8 2" style:family="table-cell" style:data-style-name="N51"/>
    <style:style style:name="Comma_32_8_32_2_32_2" style:display-name="Comma 8 2 2" style:family="table-cell" style:data-style-name="N51"/>
    <style:style style:name="Comma_32_8_32_3" style:display-name="Comma 8 3" style:family="table-cell" style:data-style-name="N51"/>
    <style:style style:name="Comma_32_8_32_3_32_2" style:display-name="Comma 8 3 2" style:family="table-cell" style:data-style-name="N51"/>
    <style:style style:name="Comma_32_8_32_4" style:display-name="Comma 8 4" style:family="table-cell" style:data-style-name="N51"/>
    <style:style style:name="Comma_32_9" style:display-name="Comma 9" style:family="table-cell" style:data-style-name="N51"/>
    <style:style style:name="Comma_32_9_32_2" style:display-name="Comma 9 2" style:family="table-cell" style:data-style-name="N51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2" style:display-name="Comma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_32_2" style:display-name="cope 2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3" style:display-name="cope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2" style:display-name="Curren - Style1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2" style:display-name="Curren - Style2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2" style:display-name="Curren - Style3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2" style:display-name="Curren - Style4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2" style:display-name="Curren - Style5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2" style:display-name="Curren - Style6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2"/>
    <style:style style:name="Currency_32__40_0_41__32_2" style:display-name="Currency (0) 2" style:family="table-cell" style:data-style-name="N52"/>
    <style:style style:name="Currency_32__40_2_41_" style:display-name="Currency (2)" style:family="table-cell" style:data-style-name="N53"/>
    <style:style style:name="Currency_32__40_2_41__32_2" style:display-name="Currency (2) 2" style:family="table-cell" style:data-style-name="N53"/>
    <style:style style:name="Currency_32__91_2_93_" style:display-name="Currency [2]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" style:display-name="Currency [2]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_32_2" style:display-name="Currency [2] 2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3" style:display-name="Currency [2]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2" style:display-name="Currency 2" style:family="table-cell" style:data-style-name="N54"/>
    <style:style style:name="Currency_32_2_32_2" style:display-name="Currency 2 2" style:family="table-cell" style:data-style-name="N54"/>
    <style:style style:name="Currency_32_2_32_2_32_2" style:display-name="Currency 2 2 2" style:family="table-cell" style:data-style-name="N54"/>
    <style:style style:name="Currency_32_2_32_2_32_2_32_2" style:display-name="Currency 2 2 2 2" style:family="table-cell" style:data-style-name="N54"/>
    <style:style style:name="Currency_32_2_32_2_32_3" style:display-name="Currency 2 2 3" style:family="table-cell" style:data-style-name="N54"/>
    <style:style style:name="Currency_32_2_32_3" style:display-name="Currency 2 3" style:family="table-cell" style:data-style-name="N54"/>
    <style:style style:name="Currency_32_2_32_3_32_2" style:display-name="Currency 2 3 2" style:family="table-cell" style:data-style-name="N54"/>
    <style:style style:name="Currency_32_2_32_4" style:display-name="Currency 2 4" style:family="table-cell" style:data-style-name="N54"/>
    <style:style style:name="Currency_32_2_32_4_32_2" style:display-name="Currency 2 4 2" style:family="table-cell" style:data-style-name="N54"/>
    <style:style style:name="Currency_32_2_32_5" style:display-name="Currency 2 5" style:family="table-cell" style:data-style-name="N54"/>
    <style:style style:name="Currency_32_2_32_5_32_2" style:display-name="Currency 2 5 2" style:family="table-cell" style:data-style-name="N54"/>
    <style:style style:name="Currency_32_2_32_6" style:display-name="Currency 2 6" style:family="table-cell" style:data-style-name="N54"/>
    <style:style style:name="Currency_32_2_32_7" style:display-name="Currency 2 7" style:family="table-cell" style:data-style-name="N54"/>
    <style:style style:name="Currency_32_3" style:display-name="Currency 3" style:family="table-cell" style:data-style-name="N54"/>
    <style:style style:name="Currency_32_3_32_2" style:display-name="Currency 3 2" style:family="table-cell" style:data-style-name="N54"/>
    <style:style style:name="Currency_32_4" style:display-name="Currency 4" style:family="table-cell" style:data-style-name="N54"/>
    <style:style style:name="Currency_32_4_32_2" style:display-name="Currency 4 2" style:family="table-cell" style:data-style-name="N54"/>
    <style:style style:name="Currency_32_4_32_2_32_2" style:display-name="Currency 4 2 2" style:family="table-cell" style:data-style-name="N54"/>
    <style:style style:name="Currency_32_4_32_3" style:display-name="Currency 4 3" style:family="table-cell" style:data-style-name="N54"/>
    <style:style style:name="Currency_32_5" style:display-name="Currency 5" style:family="table-cell" style:data-style-name="N54"/>
    <style:style style:name="Currency_32_5_32_2" style:display-name="Currency 5 2" style:family="table-cell" style:data-style-name="N54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2" style:display-name="Currency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5"/>
    <style:style style:name="DagerOgTimer_32_2" style:display-name="DagerOgTimer 2" style:family="table-cell" style:data-style-name="N55"/>
    <style:style style:name="DagOgDato" style:family="table-cell" style:data-style-name="N56"/>
    <style:style style:name="DagOgDato_32_2" style:display-name="DagOgDato 2" style:family="table-cell" style:data-style-name="N56"/>
    <style:style style:name="DagOgDatoLang" style:family="table-cell" style:data-style-name="N56"/>
    <style:style style:name="DagOgDatoLang_32_2" style:display-name="DagOgDatoLang 2" style:family="table-cell" style:data-style-name="N56"/>
    <style:style style:name="Date" style:family="table-cell" style:data-style-name="N20"/>
    <style:style style:name="Date_32_2" style:display-name="Date 2" style:family="table-cell" style:data-style-name="N20"/>
    <style:style style:name="Date-Time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2" style:display-name="Date-Time 2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o_32_2" style:display-name="Dato 2" style:family="table-cell" style:data-style-name="N19"/>
    <style:style style:name="Datum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2" style:display-name="Datum 2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9"/>
    <style:style style:name="Decimal_32_1_32_2" style:display-name="Decimal 1 2" style:family="table-cell" style:data-style-name="N59"/>
    <style:style style:name="Decimal_32_2" style:display-name="Decimal 2" style:family="table-cell" style:data-style-name="N60"/>
    <style:style style:name="Decimal_32_2_32_2" style:display-name="Decimal 2 2" style:family="table-cell" style:data-style-name="N60"/>
    <style:style style:name="Decimal_32_3" style:display-name="Decimal 3" style:family="table-cell" style:data-style-name="N61"/>
    <style:style style:name="Decimal_32_3_32_2" style:display-name="Decimal 3 2" style:family="table-cell" style:data-style-name="N61"/>
    <style:style style:name="Dezimal_32__91_0_93__laroux" style:display-name="Dezimal [0]_laroux" style:family="table-cell" style:data-style-name="N62"/>
    <style:style style:name="Dezimal_laroux" style:family="table-cell" style:data-style-name="N63"/>
    <style:style style:name="Dziesi_281_tny_32__91_0_93__laroux" style:display-name="Dziesiętny [0]_laroux" style:family="table-cell" style:data-style-name="N64"/>
    <style:style style:name="Dziesi_281_tny_laroux" style:display-name="Dziesiętny_laroux" style:family="table-cell" style:data-style-name="N51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2" style:display-name="ET měna 2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2" style:display-name="ET procenta 2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ception_32_2" style:display-name="Exception 2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_32_2" style:display-name="Explanatory Text 2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3" style:display-name="Explanatory Text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_32_2" style:display-name="Explanatory Text 3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3" style:display-name="Explanatory Text 3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_32_2" style:display-name="Explanatory Text 4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3" style:display-name="Explanatory Text 4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_32_2" style:display-name="Explanatory Text 5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3" style:display-name="Explanatory Text 5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_32_2" style:display-name="Explanatory Text 6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EY_32_House_32_2" style:display-name="EY House 2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_32_2" style:display-name="Feeder Field 2 2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3" style:display-name="Feeder Field 3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2" style:display-name="Fixed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footer_32_2" style:display-name="footer 2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" style:display-name="Good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_32_2" style:display-name="Good 2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3" style:display-name="Good 2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" style:display-name="Good 3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_32_2" style:display-name="Good 3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3" style:display-name="Good 3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" style:display-name="Good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" style:display-name="Good 4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_32_2" style:display-name="Good 4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3" style:display-name="Good 4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" style:display-name="Good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" style:display-name="Good 5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_32_2" style:display-name="Good 5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3" style:display-name="Good 5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" style:display-name="Good 6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_32_2" style:display-name="Good 6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rey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_32_2" style:display-name="Grey 2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reyed_32_out_32_2" style:display-name="Greyed out 2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er_32_2" style:display-name="Header 2" style:family="table-cell" style:data-style-name="N0">
      <style:table-cell-properties fo:background-color="transparent"/>
    </style:style>
    <style:style style:name="Heading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_32_2" style:display-name="Heading 1 2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_32_2" style:display-name="Heading 1 3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3" style:display-name="Heading 1 3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_32_2" style:display-name="Heading 1 4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3" style:display-name="Heading 1 4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_32_2" style:display-name="Heading 1 5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3" style:display-name="Heading 1 5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_32_2" style:display-name="Heading 1 6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_32_2" style:display-name="Heading 2 2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3" style:display-name="Heading 2 2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_32_2" style:display-name="Heading 2 3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3" style:display-name="Heading 2 3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_32_2" style:display-name="Heading 2 4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3" style:display-name="Heading 2 4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_32_2" style:display-name="Heading 2 5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3" style:display-name="Heading 2 5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_32_2" style:display-name="Heading 2 6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_32_2" style:display-name="Heading 3 2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3" style:display-name="Heading 3 2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_32_2" style:display-name="Heading 3 3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3" style:display-name="Heading 3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_32_2" style:display-name="Heading 3 4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3" style:display-name="Heading 3 4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_32_2" style:display-name="Heading 3 5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3" style:display-name="Heading 3 5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_32_2" style:display-name="Heading 3 6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_32_2" style:display-name="Heading 4 2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3" style:display-name="Heading 4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_32_2" style:display-name="Heading 4 3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3" style:display-name="Heading 4 3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_32_2" style:display-name="Heading 4 4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3" style:display-name="Heading 4 4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_32_2" style:display-name="Heading 4 5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3" style:display-name="Heading 4 5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_32_2" style:display-name="Heading 4 6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5" style:display-name="Heading 5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2" style:display-name="Heading1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2" style:display-name="Heading2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_32_2" style:display-name="Hyperlink 2 2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text-underline-style="solid" style:text-underline-type="single"/>
    </style:style>
    <style:style style:name="Hyperlink_32_5_32_2_32_2" style:display-name="Hyperlink 5 2 2" style:family="table-cell" style:data-style-name="N0">
      <style:text-properties fo:color="#0000FF" style:text-underline-style="solid" style:text-underline-type="single"/>
    </style:style>
    <style:style style:name="Hyperlink_32_5_32_3" style:display-name="Hyperlink 5 3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6" style:display-name="Hyperlink 6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6_32_2" style:display-name="Hyperlink 6 2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_32__37_" style:display-name="Input %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2" style:display-name="Input % 2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_32_2" style:display-name="Input [yellow] 2 2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3" style:display-name="Input [yellow] 3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1" style:display-name="Input 1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2" style:display-name="Input 1 2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_32_2" style:display-name="Input 2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2_32_3_32_2" style:display-name="Input 2 3 2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2_32_4" style:display-name="Input 2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_32_2_32_2" style:display-name="Input 3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_32_3" style:display-name="Input 3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_32_2" style:display-name="Input 4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3" style:display-name="Input 4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_32_2" style:display-name="Input 5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3" style:display-name="Input 5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_32_2" style:display-name="Input 6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2" style:display-name="Italic 2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Bunn_32_2" style:display-name="JusterBunn 2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Midtstill_32_2" style:display-name="JusterMidtstill 2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JusterTopp_32_2" style:display-name="JusterTopp 2" style:family="table-cell" style:data-style-name="N0">
      <style:table-cell-properties style:vertical-align="top"/>
    </style:style>
    <style:style style:name="Klokkeslett" style:family="table-cell" style:data-style-name="N68"/>
    <style:style style:name="Klokkeslett_32_2" style:display-name="Klokkeslett 2" style:family="table-cell" style:data-style-name="N68"/>
    <style:style style:name="Konto" style:family="table-cell" style:data-style-name="N69"/>
    <style:style style:name="Konto_32_2" style:display-name="Konto 2" style:family="table-cell" style:data-style-name="N69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2" style:display-name="KPMG Heading 1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2" style:display-name="KPMG Heading 2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2" style:display-name="KPMG Heading 3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Heading_32_4_32_2" style:display-name="KPMG Heading 4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2" style:display-name="KPMG 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_32_2" style:display-name="KPMG Normal Text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2" style:display-name="KPMGcolheader 2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70"/>
    <style:style style:name="KPMGnormal_32_2" style:display-name="KPMGnormal 2" style:family="table-cell" style:data-style-name="N70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2" style:display-name="KPMGnormalindent 2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2" style:display-name="KPMGnormalindent2 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2" style:display-name="KPMGnumber 2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2" style:display-name="KPMGpercent 2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2" style:display-name="KPMGpercentrow 2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2" style:display-name="KPMGsubheader 2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2_32_2" style:display-name="Linked Cell 2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3" style:display-name="Linked Cell 2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_32_2_32_2" style:display-name="Linked Cell 3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_32_3" style:display-name="Linked Cell 3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_32_2_32_2" style:display-name="Linked Cell 4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_32_3" style:display-name="Linked Cell 4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_32_2_32_2" style:display-name="Linked Cell 5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_32_3" style:display-name="Linked Cell 5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6_32_2" style:display-name="Linked Cell 6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2" style:display-name="M·n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2"/>
    <style:style style:name="Millares_32__91_0_93__EjW30n4zytAwEaPSbNwiaTl2F" style:display-name="Millares [0]_EjW30n4zytAwEaPSbNwiaTl2F" style:family="table-cell" style:data-style-name="N73"/>
    <style:style style:name="Millares_EjW30n4zytAwEaPSbNwiaTl2F" style:family="table-cell" style:data-style-name="N74"/>
    <style:style style:name="Milliers_32__91_0_93__9ctfwjhVNIpKs513Q0MYGasMM" style:display-name="Milliers [0]_9ctfwjhVNIpKs513Q0MYGasMM" style:family="table-cell" style:data-style-name="N75"/>
    <style:style style:name="Milliers_9ctfwjhVNIpKs513Q0MYGasMM" style:family="table-cell" style:data-style-name="N62"/>
    <style:style style:name="Moneda_32__91_0_93__EjW30n4zytAwEaPSbNwiaTl2F" style:display-name="Moneda [0]_EjW30n4zytAwEaPSbNwiaTl2F" style:family="table-cell" style:data-style-name="N78"/>
    <style:style style:name="Moneda_EjW30n4zytAwEaPSbNwiaTl2F" style:family="table-cell" style:data-style-name="N79"/>
    <style:style style:name="Mon_233_taire_32__91_0_93__9ctfwjhVNIpKs513Q0MYGasMM" style:display-name="Monétaire [0]_9ctfwjhVNIpKs513Q0MYGasMM" style:family="table-cell" style:data-style-name="N76"/>
    <style:style style:name="Mon_233_taire_9ctfwjhVNIpKs513Q0MYGasMM" style:display-name="Monétaire_9ctfwjhVNIpKs513Q0MYGasMM" style:family="table-cell" style:data-style-name="N77"/>
    <style:style style:name="Month" style:family="table-cell" style:data-style-name="N80"/>
    <style:style style:name="Month_32_2" style:display-name="Month 2" style:family="table-cell" style:data-style-name="N80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2" style:display-name="Nadpis1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2" style:display-name="Nadpis2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2" style:display-name="Named Range 2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amed_32_Range_32_Tag_32_2" style:display-name="Named Range Tag 2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_32_2" style:display-name="Neutral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2_32_2" style:display-name="Neutral 2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3" style:display-name="Neutral 2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_32_2" style:display-name="Neutral 3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_32_2_32_2" style:display-name="Neutral 3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_32_3" style:display-name="Neutral 3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" style:display-name="Neutral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_32_2" style:display-name="Neutral 4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_32_2_32_2" style:display-name="Neutral 4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_32_3" style:display-name="Neutral 4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" style:display-name="Neutral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_32_2" style:display-name="Neutral 5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_32_2_32_2" style:display-name="Neutral 5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_32_3" style:display-name="Neutral 5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6" style:display-name="Neutral 6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6_32_2" style:display-name="Neutral 6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-_32_Style1" style:display-name="Normal - Style1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2" style:display-name="Normal - Style1 2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2" style:display-name="Normal - Style7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2" style:display-name="Normal - Style8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2_32_2" style:display-name="Normal 10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0_32_3_32_2" style:display-name="Normal 10 3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0_32_4" style:display-name="Normal 1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1_32_3_32_2" style:display-name="Normal 11 3 2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1_32_4" style:display-name="Normal 11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3" style:display-name="Normal 12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5" style:display-name="Normal 15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_32_2" style:display-name="Normal 15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3" style:display-name="Normal 15 3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1_32_2" style:display-name="Normal 2 11 2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4" style:display-name="Normal 2 14" style:family="table-cell" style:data-style-name="N0"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_32_2" style:display-name="Normal 2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_32_2" style:display-name="Normal 2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_32_2" style:display-name="Normal 2 2 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_32_2" style:display-name="Normal 2 2 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7" style:display-name="Normal 2 2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PF_accounts_pack_workings" style:display-name="Normal 2_PF_accounts_pack_workings" style:family="table-cell" style:data-style-name="N83">
      <style:table-cell-properties style:vertical-align="automatic" fo:background-color="transparent"/>
      <style:text-properties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_32_2" style:display-name="Normal 20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_32_2" style:display-name="Normal 2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3" style:display-name="Normal 2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_32_2" style:display-name="Normal 2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" style:display-name="Normal 2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" style:display-name="Normal 2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_32_2" style:display-name="Normal 26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" style:display-name="Normal 2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_32_2" style:display-name="Normal 26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4" style:display-name="Normal 26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" style:display-name="Normal 2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_32_2" style:display-name="Normal 26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4" style:display-name="Normal 2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7_32_2" style:display-name="Normal 2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_32_2" style:display-name="Normal 2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_32_2" style:display-name="Normal 2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" style:display-name="Normal 3 2 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_32_2" style:display-name="Normal 3 2 1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3" style:display-name="Normal 3 2 1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_32_2" style:display-name="Normal 3 2 13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4" style:display-name="Normal 3 2 1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" style:display-name="Normal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_32_2" style:display-name="Normal 3 2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" style:display-name="Normal 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_32_2" style:display-name="Normal 3 2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4" style:display-name="Normal 3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_32_2_32_2" style:display-name="Normal 3 2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_32_3" style:display-name="Normal 3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4" style:display-name="Normal 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2_32_2_32_2" style:display-name="Normal 3 3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2_32_3" style:display-name="Normal 3 3 2 3" style:family="table-cell" style:data-style-name="N0">
      <style:table-cell-properties style:vertical-align="automatic" fo:background-color="transparen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3_32_2" style:display-name="Normal 3 3 3 2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3_32_5" style:display-name="Normal 3 3 5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4_32_2_32_2" style:display-name="Normal 3 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4_32_3" style:display-name="Normal 3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2_32_2" style:display-name="Normal 3 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" style:display-name="Normal 3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_32_2" style:display-name="Normal 3 5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4" style:display-name="Normal 3 5 4" style:family="table-cell" style:data-style-name="N0">
      <style:table-cell-properties style:vertical-align="automatic" fo:background-color="transparent"/>
    </style:style>
    <style:style style:name="Normal_32_3_32_6" style:display-name="Normal 3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0_32_2" style:display-name="Normal 3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_32_2" style:display-name="Normal 3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_32_2" style:display-name="Normal 3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_32_2" style:display-name="Normal 3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_32_2" style:display-name="Normal 3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_32_2" style:display-name="Normal 3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_32_2" style:display-name="Normal 3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_32_2" style:display-name="Normal 4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5_32_2" style:display-name="Normal 4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6_32_2" style:display-name="Normal 4 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7" style:display-name="Normal 4 7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0_32_2" style:display-name="Normal 4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_32_2" style:display-name="Normal 4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" style:display-name="Normal 4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_32_2" style:display-name="Normal 4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3" style:display-name="Normal 4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2" style:display-name="Normal 4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" style:display-name="Normal 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_32_2" style:display-name="Normal 4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3" style:display-name="Normal 4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" style:display-name="Normal 4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" style:display-name="Normal 4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_32_2" style:display-name="Normal 4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3" style:display-name="Normal 4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" style:display-name="Normal 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" style:display-name="Normal 4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_32_2" style:display-name="Normal 4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3" style:display-name="Normal 4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_32_2" style:display-name="Normal 4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" style:display-name="Normal 4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_32_2" style:display-name="Normal 49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" style:display-name="Normal 4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_32_2" style:display-name="Normal 49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4" style:display-name="Normal 4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1" style:display-name="Normal 5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2_32_2" style:display-name="Normal 5 2 2 2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3_32_2" style:display-name="Normal 5 2 3 2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_32_4_32_2" style:display-name="Normal 5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_32_5" style:display-name="Normal 5 2 5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_32_2" style:display-name="Normal 5 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3_32_3_32_2" style:display-name="Normal 5 3 3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3_32_4" style:display-name="Normal 5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5_32_2" style:display-name="Normal 5 5 2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6_32_2" style:display-name="Normal 5 6 2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8_32_2" style:display-name="Normal 5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9_32_2" style:display-name="Normal 5 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_32_2" style:display-name="Normal 5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" style:display-name="Normal 5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_32_2" style:display-name="Normal 51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3" style:display-name="Normal 5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_32_2" style:display-name="Normal 5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3" style:display-name="Normal 5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_32_2" style:display-name="Normal 5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_32_2" style:display-name="Normal 5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_32_2" style:display-name="Normal 5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_32_2" style:display-name="Normal 5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_32_2" style:display-name="Normal 5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_32_2" style:display-name="Normal 5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2_32_2" style:display-name="Normal 6 2 2 2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2_32_3_32_2" style:display-name="Normal 6 2 3 2" style:family="table-cell" style:data-style-name="N0">
      <style:table-cell-properties style:vertical-align="automatic" fo:background-color="transparent"/>
    </style:style>
    <style:style style:name="Normal_32_6_32_2_32_4" style:display-name="Normal 6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_32_2" style:display-name="Normal 6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5" style:display-name="Normal 6 5" style:family="table-cell" style:data-style-name="N0">
      <style:table-cell-properties style:vertical-align="automatic" fo:background-color="transparen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2_32_2" style:display-name="Normal 60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3" style:display-name="Normal 6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1_32_2" style:display-name="Normal 6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_32_2" style:display-name="Normal 6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_32_2" style:display-name="Normal 6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_32_2" style:display-name="Normal 6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_32_2" style:display-name="Normal 6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_32_2" style:display-name="Normal 6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_32_2" style:display-name="Normal 6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_32_2" style:display-name="Normal 6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_32_2" style:display-name="Normal 6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" style:display-name="Normal 7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_32_2" style:display-name="Normal 7 2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3" style:display-name="Normal 7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_32_3_32_2" style:display-name="Normal 7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_32_4" style:display-name="Normal 7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_32_2" style:display-name="Normal 7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_32_2" style:display-name="Normal 7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_32_2" style:display-name="Normal 7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_32_2" style:display-name="Normal 7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2" style:display-name="Normal 7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4" style:display-name="Normal 74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" style:display-name="Normal 8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_32_2" style:display-name="Normal 8 2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3" style:display-name="Normal 8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3_32_2" style:display-name="Normal 8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2_32_4_32_2" style:display-name="Normal 8 2 4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2_32_5" style:display-name="Normal 8 2 5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" style:display-name="Normal 8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" style:display-name="Normal 8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_32_2" style:display-name="Normal 8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3" style:display-name="Normal 8 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" style:display-name="Normal 8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_32_2" style:display-name="Normal 8 3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4" style:display-name="Normal 8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" style:display-name="Normal 8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_32_2" style:display-name="Normal 8 4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3" style:display-name="Normal 8 4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3" style:display-name="Normal 8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5" style:display-name="Normal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" style:display-name="Normal 8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_32_2" style:display-name="Normal 8 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3" style:display-name="Normal 8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6_32_2" style:display-name="Normal 8 6 2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8_32_8" style:display-name="Normal 8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_32_2_32_2" style:display-name="Normal 9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_32_3" style:display-name="Normal 9 2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3_32_2" style:display-name="Normal 9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_32_2" style:display-name="Normal 9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5_32_2" style:display-name="Normal 9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_32_6_32_2" style:display-name="Normal 9 6 2" style:family="table-cell" style:data-style-name="N0">
      <style:table-cell-properties style:vertical-align="automatic" fo:background-color="transparent"/>
    </style:style>
    <style:style style:name="Normal_32_9_32_7" style:display-name="Normal 9 7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1_32_2" style:display-name="Normal 9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2_32_2_32_2" style:display-name="Note 2 2 2 2" style:family="table-cell" style:data-style-name="N0">
      <style:table-cell-properties fo:border="thin solid #B2B2B2" fo:background-color="#FFFFCC"/>
    </style:style>
    <style:style style:name="Note_32_2_32_2_32_3" style:display-name="Note 2 2 3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2_32_2_32_2" style:display-name="Note 3 2 2 2" style:family="table-cell" style:data-style-name="N0">
      <style:table-cell-properties fo:border="thin solid #B2B2B2" fo:background-color="#FFFFCC"/>
    </style:style>
    <style:style style:name="Note_32_3_32_2_32_3" style:display-name="Note 3 2 3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3_32_2_32_2" style:display-name="Note 3 3 2 2" style:family="table-cell" style:data-style-name="N0">
      <style:table-cell-properties fo:border="thin solid #B2B2B2" fo:background-color="#FFFFCC"/>
    </style:style>
    <style:style style:name="Note_32_3_32_3_32_3" style:display-name="Note 3 3 3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3_32_4_32_2" style:display-name="Note 3 4 2" style:family="table-cell" style:data-style-name="N0">
      <style:table-cell-properties fo:border="thin solid #B2B2B2" fo:background-color="#FFFFCC"/>
    </style:style>
    <style:style style:name="Note_32_3_32_5" style:display-name="Note 3 5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2_32_2_32_2" style:display-name="Note 4 2 2 2" style:family="table-cell" style:data-style-name="N0">
      <style:table-cell-properties fo:border="thin solid #B2B2B2" fo:background-color="#FFFFCC"/>
    </style:style>
    <style:style style:name="Note_32_4_32_2_32_3" style:display-name="Note 4 2 3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3_32_2_32_2" style:display-name="Note 4 3 2 2" style:family="table-cell" style:data-style-name="N0">
      <style:table-cell-properties fo:border="thin solid #B2B2B2" fo:background-color="#FFFFCC"/>
    </style:style>
    <style:style style:name="Note_32_4_32_3_32_3" style:display-name="Note 4 3 3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4_32_4_32_2" style:display-name="Note 4 4 2" style:family="table-cell" style:data-style-name="N0">
      <style:table-cell-properties fo:border="thin solid #B2B2B2" fo:background-color="#FFFFCC"/>
    </style:style>
    <style:style style:name="Note_32_4_32_5" style:display-name="Note 4 5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2_32_2_32_2" style:display-name="Note 5 2 2 2" style:family="table-cell" style:data-style-name="N0">
      <style:table-cell-properties fo:border="thin solid #B2B2B2" fo:background-color="#FFFFCC"/>
    </style:style>
    <style:style style:name="Note_32_5_32_2_32_3" style:display-name="Note 5 2 3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3_32_2_32_2" style:display-name="Note 5 3 2 2" style:family="table-cell" style:data-style-name="N0">
      <style:table-cell-properties fo:border="thin solid #B2B2B2" fo:background-color="#FFFFCC"/>
    </style:style>
    <style:style style:name="Note_32_5_32_3_32_3" style:display-name="Note 5 3 3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5_32_4_32_2" style:display-name="Note 5 4 2" style:family="table-cell" style:data-style-name="N0">
      <style:table-cell-properties fo:border="thin solid #B2B2B2" fo:background-color="#FFFFCC"/>
    </style:style>
    <style:style style:name="Note_32_5_32_5" style:display-name="Note 5 5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2_32_2_32_2" style:display-name="Note 6 2 2 2" style:family="table-cell" style:data-style-name="N0">
      <style:table-cell-properties fo:border="thin solid #B2B2B2" fo:background-color="#FFFFCC"/>
    </style:style>
    <style:style style:name="Note_32_6_32_2_32_3" style:display-name="Note 6 2 3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umber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2" style:display-name="Number 2" style:family="table-cell" style:data-style-name="N70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_32_2" style:display-name="Output 2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_32_2" style:display-name="Output 3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3" style:display-name="Output 3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_32_2" style:display-name="Output 4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3" style:display-name="Output 4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_32_2" style:display-name="Output 5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3" style:display-name="Output 5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_32_2" style:display-name="Output 6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Amounts_32_2" style:display-name="Output Amounts 2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Output_32_Line_32_Items_32_2" style:display-name="Output Line Items 2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Percent_32__40__41_" style:display-name="Percent ()" style:family="table-cell" style:data-style-name="N84"/>
    <style:style style:name="Percent_32__40__41__32_2" style:display-name="Percent () 2" style:family="table-cell" style:data-style-name="N84"/>
    <style:style style:name="Percent_32__40_0_41_" style:display-name="Percent (0)" style:family="table-cell" style:data-style-name="N85"/>
    <style:style style:name="Percent_32__40_0_41__32_2" style:display-name="Percent (0) 2" style:family="table-cell" style:data-style-name="N85"/>
    <style:style style:name="Percent_32__40_1_41_" style:display-name="Percent (1)" style:family="table-cell" style:data-style-name="N86"/>
    <style:style style:name="Percent_32__40_1_41__32_2" style:display-name="Percent (1) 2" style:family="table-cell" style:data-style-name="N86"/>
    <style:style style:name="Percent_32__91_2_93_" style:display-name="Percent [2]" style:family="table-cell" style:data-style-name="N14"/>
    <style:style style:name="Percent_32__91_2_93__32_2" style:display-name="Percent [2] 2" style:family="table-cell" style:data-style-name="N14"/>
    <style:style style:name="Percent_32_1" style:display-name="Percent 1" style:family="table-cell" style:data-style-name="N87"/>
    <style:style style:name="Percent_32_1_32_2" style:display-name="Percent 1 2" style:family="table-cell" style:data-style-name="N87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2_32_2_32_2" style:display-name="Percent 10 2 2 2" style:family="table-cell" style:data-style-name="N13"/>
    <style:style style:name="Percent_32_10_32_2_32_3" style:display-name="Percent 10 2 3" style:family="table-cell" style:data-style-name="N13"/>
    <style:style style:name="Percent_32_10_32_3" style:display-name="Percent 10 3" style:family="table-cell" style:data-style-name="N13"/>
    <style:style style:name="Percent_32_10_32_3_32_2" style:display-name="Percent 10 3 2" style:family="table-cell" style:data-style-name="N13"/>
    <style:style style:name="Percent_32_10_32_4" style:display-name="Percent 10 4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2_32_2" style:display-name="Percent 12 2 2" style:family="table-cell" style:data-style-name="N13"/>
    <style:style style:name="Percent_32_12_32_3" style:display-name="Percent 12 3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2_32_2" style:display-name="Percent 13 2 2" style:family="table-cell" style:data-style-name="N13"/>
    <style:style style:name="Percent_32_13_32_3" style:display-name="Percent 13 3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3" style:display-name="Percent 2 2 3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5_32_2_32_2" style:display-name="Percent 2 5 2 2" style:family="table-cell" style:data-style-name="N13"/>
    <style:style style:name="Percent_32_2_32_5_32_3" style:display-name="Percent 2 5 3" style:family="table-cell" style:data-style-name="N13"/>
    <style:style style:name="Percent_32_2_32_6" style:display-name="Percent 2 6" style:family="table-cell" style:data-style-name="N13"/>
    <style:style style:name="Percent_32_2_32_6_32_2" style:display-name="Percent 2 6 2" style:family="table-cell" style:data-style-name="N13"/>
    <style:style style:name="Percent_32_2_32_7" style:display-name="Percent 2 7" style:family="table-cell" style:data-style-name="N13"/>
    <style:style style:name="Percent_32_2_32_7_32_2" style:display-name="Percent 2 7 2" style:family="table-cell" style:data-style-name="N13"/>
    <style:style style:name="Percent_32_2_32_8" style:display-name="Percent 2 8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2_32_2_32_2" style:display-name="Percent 3 2 2 2 2" style:family="table-cell" style:data-style-name="N13"/>
    <style:style style:name="Percent_32_3_32_2_32_2_32_3" style:display-name="Percent 3 2 2 3" style:family="table-cell" style:data-style-name="N13"/>
    <style:style style:name="Percent_32_3_32_2_32_3" style:display-name="Percent 3 2 3" style:family="table-cell" style:data-style-name="N13"/>
    <style:style style:name="Percent_32_3_32_2_32_3_32_2" style:display-name="Percent 3 2 3 2" style:family="table-cell" style:data-style-name="N13"/>
    <style:style style:name="Percent_32_3_32_2_32_4" style:display-name="Percent 3 2 4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3_32_2_32_2" style:display-name="Percent 3 3 2 2" style:family="table-cell" style:data-style-name="N13"/>
    <style:style style:name="Percent_32_3_32_3_32_3" style:display-name="Percent 3 3 3" style:family="table-cell" style:data-style-name="N13"/>
    <style:style style:name="Percent_32_3_32_4" style:display-name="Percent 3 4" style:family="table-cell" style:data-style-name="N13"/>
    <style:style style:name="Percent_32_3_32_4_32_2" style:display-name="Percent 3 4 2" style:family="table-cell" style:data-style-name="N13"/>
    <style:style style:name="Percent_32_3_32_5" style:display-name="Percent 3 5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2_32_2_32_2" style:display-name="Percent 4 2 2 2 2" style:family="table-cell" style:data-style-name="N13"/>
    <style:style style:name="Percent_32_4_32_2_32_2_32_3" style:display-name="Percent 4 2 2 3" style:family="table-cell" style:data-style-name="N13"/>
    <style:style style:name="Percent_32_4_32_2_32_3" style:display-name="Percent 4 2 3" style:family="table-cell" style:data-style-name="N13"/>
    <style:style style:name="Percent_32_4_32_2_32_3_32_2" style:display-name="Percent 4 2 3 2" style:family="table-cell" style:data-style-name="N13"/>
    <style:style style:name="Percent_32_4_32_2_32_4" style:display-name="Percent 4 2 4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2_32_2_32_2" style:display-name="Percent 4 3 2 2 2" style:family="table-cell" style:data-style-name="N13"/>
    <style:style style:name="Percent_32_4_32_3_32_2_32_3" style:display-name="Percent 4 3 2 3" style:family="table-cell" style:data-style-name="N13"/>
    <style:style style:name="Percent_32_4_32_3_32_3" style:display-name="Percent 4 3 3" style:family="table-cell" style:data-style-name="N13"/>
    <style:style style:name="Percent_32_4_32_3_32_3_32_2" style:display-name="Percent 4 3 3 2" style:family="table-cell" style:data-style-name="N13"/>
    <style:style style:name="Percent_32_4_32_3_32_4" style:display-name="Percent 4 3 4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4_32_2_32_2" style:display-name="Percent 4 4 2 2" style:family="table-cell" style:data-style-name="N13"/>
    <style:style style:name="Percent_32_4_32_4_32_3" style:display-name="Percent 4 4 3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5_32_2_32_2" style:display-name="Percent 4 5 2 2" style:family="table-cell" style:data-style-name="N13"/>
    <style:style style:name="Percent_32_4_32_5_32_3" style:display-name="Percent 4 5 3" style:family="table-cell" style:data-style-name="N13"/>
    <style:style style:name="Percent_32_4_32_6" style:display-name="Percent 4 6" style:family="table-cell" style:data-style-name="N13"/>
    <style:style style:name="Percent_32_4_32_6_32_2" style:display-name="Percent 4 6 2" style:family="table-cell" style:data-style-name="N13"/>
    <style:style style:name="Percent_32_4_32_7" style:display-name="Percent 4 7" style:family="table-cell" style:data-style-name="N13"/>
    <style:style style:name="Percent_32_4_32_7_32_2" style:display-name="Percent 4 7 2" style:family="table-cell" style:data-style-name="N13"/>
    <style:style style:name="Percent_32_4_32_8" style:display-name="Percent 4 8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2_32_2_32_2" style:display-name="Percent 5 2 2 2" style:family="table-cell" style:data-style-name="N13"/>
    <style:style style:name="Percent_32_5_32_2_32_3" style:display-name="Percent 5 2 3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4" style:display-name="Percent 5 4" style:family="table-cell" style:data-style-name="N13"/>
    <style:style style:name="Percent_32_5_32_4_32_2" style:display-name="Percent 5 4 2" style:family="table-cell" style:data-style-name="N13"/>
    <style:style style:name="Percent_32_5_32_5" style:display-name="Percent 5 5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2_32_2" style:display-name="Percent 6 2 2" style:family="table-cell" style:data-style-name="N13"/>
    <style:style style:name="Percent_32_6_32_3" style:display-name="Percent 6 3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2_32_2_32_2" style:display-name="Percent 7 2 2 2 2" style:family="table-cell" style:data-style-name="N13"/>
    <style:style style:name="Percent_32_7_32_2_32_2_32_3" style:display-name="Percent 7 2 2 3" style:family="table-cell" style:data-style-name="N13"/>
    <style:style style:name="Percent_32_7_32_2_32_3" style:display-name="Percent 7 2 3" style:family="table-cell" style:data-style-name="N13"/>
    <style:style style:name="Percent_32_7_32_2_32_3_32_2" style:display-name="Percent 7 2 3 2" style:family="table-cell" style:data-style-name="N13"/>
    <style:style style:name="Percent_32_7_32_2_32_4" style:display-name="Percent 7 2 4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3_32_2_32_2" style:display-name="Percent 7 3 2 2" style:family="table-cell" style:data-style-name="N13"/>
    <style:style style:name="Percent_32_7_32_3_32_3" style:display-name="Percent 7 3 3" style:family="table-cell" style:data-style-name="N13"/>
    <style:style style:name="Percent_32_7_32_4" style:display-name="Percent 7 4" style:family="table-cell" style:data-style-name="N13"/>
    <style:style style:name="Percent_32_7_32_4_32_2" style:display-name="Percent 7 4 2" style:family="table-cell" style:data-style-name="N13"/>
    <style:style style:name="Percent_32_7_32_5" style:display-name="Percent 7 5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2_32_2_32_2" style:display-name="Percent 8 2 2 2" style:family="table-cell" style:data-style-name="N13"/>
    <style:style style:name="Percent_32_8_32_2_32_3" style:display-name="Percent 8 2 3" style:family="table-cell" style:data-style-name="N13"/>
    <style:style style:name="Percent_32_8_32_3" style:display-name="Percent 8 3" style:family="table-cell" style:data-style-name="N13"/>
    <style:style style:name="Percent_32_8_32_3_32_2" style:display-name="Percent 8 3 2" style:family="table-cell" style:data-style-name="N13"/>
    <style:style style:name="Percent_32_8_32_4" style:display-name="Percent 8 4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2_32_2" style:display-name="Percent 9 2 2" style:family="table-cell" style:data-style-name="N13"/>
    <style:style style:name="Percent_32_9_32_3" style:display-name="Percent 9 3" style:family="table-cell" style:data-style-name="N13"/>
    <style:style style:name="PersonNr" style:family="table-cell" style:data-style-name="N88"/>
    <style:style style:name="PersonNr_32_2" style:display-name="PersonNr 2" style:family="table-cell" style:data-style-name="N88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2" style:display-name="Pevn? 2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2" style:display-name="Pevní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9"/>
    <style:style style:name="PostNr_32_2" style:display-name="PostNr 2" style:family="table-cell" style:data-style-name="N89"/>
    <style:style style:name="PostNrNorge" style:family="table-cell" style:data-style-name="N90"/>
    <style:style style:name="PostNrNorge_32_2" style:display-name="PostNrNorge 2" style:family="table-cell" style:data-style-name="N90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2" style:display-name="Procent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2" style:display-name="RowHead 2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2" style:display-name="šedivý 2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haded_32_2" style:display-name="Shaded 2" style:family="table-cell" style:data-style-name="N44"/>
    <style:style style:name="SkjulAlt" style:family="table-cell" style:data-style-name="N91"/>
    <style:style style:name="SkjulAlt_32_2" style:display-name="SkjulAlt 2" style:family="table-cell" style:data-style-name="N91"/>
    <style:style style:name="SkjulTall" style:family="table-cell" style:data-style-name="N92"/>
    <style:style style:name="SkjulTall_32_2" style:display-name="SkjulTall 2" style:family="table-cell" style:data-style-name="N92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2" style:display-name="součet 2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2" style:display-name="Style 1 2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3" style:display-name="Style 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_37_of_32_HV" style:display-name="Sum %of HV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2" style:display-name="Sum %of HV 2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2" style:display-name="Sum 2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Telefon" style:family="table-cell" style:data-style-name="N93"/>
    <style:style style:name="Telefon_32_2" style:display-name="Telefon 2" style:family="table-cell" style:data-style-name="N93"/>
    <style:style style:name="Thousands_32__40_0_41_" style:display-name="Thousands (0)" style:family="table-cell" style:data-style-name="N94"/>
    <style:style style:name="Thousands_32__40_0_41__32_2" style:display-name="Thousands (0) 2" style:family="table-cell" style:data-style-name="N94"/>
    <style:style style:name="Thousands_32__40_1_41_" style:display-name="Thousands (1)" style:family="table-cell" style:data-style-name="N95"/>
    <style:style style:name="Thousands_32__40_1_41__32_2" style:display-name="Thousands (1) 2" style:family="table-cell" style:data-style-name="N95"/>
    <style:style style:name="time" style:family="table-cell" style:data-style-name="N96"/>
    <style:style style:name="time_32_2" style:display-name="time 2" style:family="table-cell" style:data-style-name="N96"/>
    <style:style style:name="Timer1" style:family="table-cell" style:data-style-name="N97"/>
    <style:style style:name="Timer1_32_2" style:display-name="Timer1 2" style:family="table-cell" style:data-style-name="N97"/>
    <style:style style:name="Timer2" style:family="table-cell" style:data-style-name="N98"/>
    <style:style style:name="Timer2_32_2" style:display-name="Timer2 2" style:family="table-cell" style:data-style-name="N98"/>
    <style:style style:name="Title_32_1" style:display-name="Title 1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1_32_2" style:display-name="Title 1 2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2" style:display-name="Title 2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3" style:display-name="Title 2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_32_2" style:display-name="Title 3 2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4_32_2" style:display-name="Title 4 2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2" style:display-name="Title 5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9"/>
    <style:style style:name="ToSiffer_32_2" style:display-name="ToSiffer 2" style:family="table-cell" style:data-style-name="N99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_32_2" style:display-name="Total 2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3" style:display-name="Total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_32_2" style:display-name="Total 3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3" style:display-name="Total 3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3" style:display-name="Total 3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_32_2" style:display-name="Total 4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3" style:display-name="Total 4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3" style:display-name="Total 4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_32_2" style:display-name="Total 5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3" style:display-name="Total 5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3" style:display-name="Total 5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_32_2" style:display-name="Total 6 2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100"/>
    <style:style style:name="TreSiffer_32_2" style:display-name="TreSiffer 2" style:family="table-cell" style:data-style-name="N100"/>
    <style:style style:name="Tusenskille1000" style:family="table-cell" style:data-style-name="N101"/>
    <style:style style:name="Tusenskille1000_32_2" style:display-name="Tusenskille1000 2" style:family="table-cell" style:data-style-name="N101"/>
    <style:style style:name="TusenskilleFarger" style:family="table-cell" style:data-style-name="N102"/>
    <style:style style:name="TusenskilleFarger_32_2" style:display-name="TusenskilleFarger 2" style:family="table-cell" style:data-style-name="N102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Underline_32_2_32_2" style:display-name="Underline 2 2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3"/>
    <style:style style:name="Valuta1000_32_2" style:display-name="Valuta1000 2" style:family="table-cell" style:data-style-name="N103"/>
    <style:style style:name="ValutaFarger" style:family="table-cell" style:data-style-name="N104"/>
    <style:style style:name="ValutaFarger_32_2" style:display-name="ValutaFarger 2" style:family="table-cell" style:data-style-name="N104"/>
    <style:style style:name="Walutowy_32__91_0_93__laroux" style:display-name="Walutowy [0]_laroux" style:family="table-cell" style:data-style-name="N105"/>
    <style:style style:name="Walutowy_laroux" style:family="table-cell" style:data-style-name="N106"/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" style:display-name="Warning Text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_32_2" style:display-name="Warning Text 2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3" style:display-name="Warning Text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" style:display-name="Warning Text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" style:display-name="Warning Text 3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_32_2" style:display-name="Warning Text 3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3" style:display-name="Warning Text 3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" style:display-name="Warning Text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" style:display-name="Warning Text 4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_32_2" style:display-name="Warning Text 4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3" style:display-name="Warning Text 4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" style:display-name="Warning Text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" style:display-name="Warning Text 5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_32_2" style:display-name="Warning Text 5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3" style:display-name="Warning Text 5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" style:display-name="Warning Text 6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_32_2" style:display-name="Warning Text 6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Year" style:family="table-cell" style:data-style-name="N107"/>
    <style:style style:name="Year_32_2" style:display-name="Year 2" style:family="table-cell" style:data-style-name="N107"/>
    <style:style style:name="Year_32_2_32_2" style:display-name="Year 2 2" style:family="table-cell" style:data-style-name="N107"/>
    <style:style style:name="Year_32_3" style:display-name="Year 3" style:family="table-cell" style:data-style-name="N107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DWP's headcount and payroll data for July 2016</dc:title>
    <meta:initial-creator/>
    <dc:creator/>
    <meta:creation-date>2016-08-31T14:22:05Z</meta:creation-date>
    <dc:date>2016-08-31T14:23:38Z</dc:date>
  </office:meta>
</office:document-meta>
</file>